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CCCCC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CCCCC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fo:background-color="#CCCCCC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10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12.1972916666667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2.30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konyve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Kod</text:p>
          </table:table-cell>
          <table:table-cell office:value-type="string" table:style-name="ce3">
            <text:p>Szerzo</text:p>
          </table:table-cell>
          <table:table-cell office:value-type="string" table:style-name="ce3">
            <text:p>Cím</text:p>
          </table:table-cell>
          <table:table-cell office:value-type="string" table:style-name="ce3">
            <text:p>KiadasEve</text:p>
          </table:table-cell>
          <table:table-cell office:value-type="string" table:style-name="ce3">
            <text:p>Ar</text:p>
          </table:table-cell>
          <table:table-cell office:value-type="string" table:style-name="ce3">
            <text:p>ISB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71</text:p>
          </table:table-cell>
          <table:table-cell office:value-type="string" table:style-name="ce5">
            <text:p>Hyrum Smith</text:p>
          </table:table-cell>
          <table:table-cell office:value-type="string" table:style-name="ce5">
            <text:p>A sikeres időgazdálkodás és életvitel 10 természettörvénye</text:p>
          </table:table-cell>
          <table:table-cell office:value-type="float" office:value="1998" table:style-name="ce5">
            <text:p>199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40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51B</text:p>
          </table:table-cell>
          <table:table-cell office:value-type="string" table:style-name="ce5">
            <text:p>Fisher-Ury</text:p>
          </table:table-cell>
          <table:table-cell office:value-type="string" table:style-name="ce5">
            <text:p>Tárgyalás nehéz emberekkel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52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43B</text:p>
          </table:table-cell>
          <table:table-cell office:value-type="string" table:style-name="ce5">
            <text:p>Milo O. Frank</text:p>
          </table:table-cell>
          <table:table-cell office:value-type="string" table:style-name="ce5">
            <text:p>Hogyan érveljünk röviden és hatásosan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58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52B</text:p>
          </table:table-cell>
          <table:table-cell office:value-type="string" table:style-name="ce5">
            <text:p>Fisher-Ury-Patton</text:p>
          </table:table-cell>
          <table:table-cell office:value-type="string" table:style-name="ce5">
            <text:p>A sikeres tárgyalás alapjai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59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53B</text:p>
          </table:table-cell>
          <table:table-cell office:value-type="string" table:style-name="ce5">
            <text:p>Herb Cohen</text:p>
          </table:table-cell>
          <table:table-cell office:value-type="string" table:style-name="ce5">
            <text:p>Bármit meg tud tárgyalni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66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11B</text:p>
          </table:table-cell>
          <table:table-cell office:value-type="string" table:style-name="ce5">
            <text:p>W. Steven Brown</text:p>
          </table:table-cell>
          <table:table-cell office:value-type="string" table:style-name="ce5">
            <text:p>13 Végzetes hiba, amit menedzserek elkövetnek</text:p>
          </table:table-cell>
          <table:table-cell office:value-type="float" office:value="2000" table:style-name="ce5">
            <text:p>200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07 171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4</text:p>
          </table:table-cell>
          <table:table-cell office:value-type="string" table:style-name="ce5">
            <text:p>Tom Schreiter</text:p>
          </table:table-cell>
          <table:table-cell office:value-type="string" table:style-name="ce5">
            <text:p>Big Al mindent elmond a hálózatépítésről és a szponzorálásról</text:p>
          </table:table-cell>
          <table:table-cell office:value-type="float" office:value="1998" table:style-name="ce5">
            <text:p>199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63 907 173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86</text:p>
          </table:table-cell>
          <table:table-cell office:value-type="string" table:style-name="ce5">
            <text:p>Lee Wallek</text:p>
          </table:table-cell>
          <table:table-cell office:value-type="string" table:style-name="ce5">
            <text:p>Maffia menedzser</text:p>
          </table:table-cell>
          <table:table-cell office:value-type="float" office:value="1998" table:style-name="ce5">
            <text:p>199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19 733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05E</text:p>
          </table:table-cell>
          <table:table-cell office:value-type="string" table:style-name="ce5">
            <text:p>William Oncken, III.</text:p>
          </table:table-cell>
          <table:table-cell office:value-type="string" table:style-name="ce5">
            <text:p>Monkey Business - Vezetői időgazdálkodás</text:p>
          </table:table-cell>
          <table:table-cell office:value-type="float" office:value="2000" table:style-name="ce5">
            <text:p>200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63 919 77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24B</text:p>
          </table:table-cell>
          <table:table-cell office:value-type="string" table:style-name="ce5">
            <text:p>Keith Ellis</text:p>
          </table:table-cell>
          <table:table-cell office:value-type="string" table:style-name="ce5">
            <text:p>Csodalámpa</text:p>
          </table:table-cell>
          <table:table-cell office:value-type="float" office:value="2002" table:style-name="ce5">
            <text:p>2002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02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2</text:p>
          </table:table-cell>
          <table:table-cell office:value-type="string" table:style-name="ce5">
            <text:p>David Owen</text:p>
          </table:table-cell>
          <table:table-cell office:value-type="string" table:style-name="ce5">
            <text:p>PapaBank</text:p>
          </table:table-cell>
          <table:table-cell office:value-type="float" office:value="2004" table:style-name="ce5">
            <text:p>200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39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32</text:p>
          </table:table-cell>
          <table:table-cell office:value-type="string" table:style-name="ce5">
            <text:p>Gonzalez-Molina Coffman</text:p>
          </table:table-cell>
          <table:table-cell office:value-type="string" table:style-name="ce5">
            <text:p>Ezt az utat kövesd!</text:p>
          </table:table-cell>
          <table:table-cell office:value-type="float" office:value="2005" table:style-name="ce5">
            <text:p>2005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42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33</text:p>
          </table:table-cell>
          <table:table-cell office:value-type="string" table:style-name="ce5">
            <text:p>Smith-Rutigliano</text:p>
          </table:table-cell>
          <table:table-cell office:value-type="string" table:style-name="ce5">
            <text:p>Fedezze fel üzletkötői erősségeit</text:p>
          </table:table-cell>
          <table:table-cell office:value-type="float" office:value="2004" table:style-name="ce5">
            <text:p>200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47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8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Ki vette el a pénzem?</text:p>
          </table:table-cell>
          <table:table-cell office:value-type="float" office:value="2006" table:style-name="ce5">
            <text:p>200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63 944 764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8</text:p>
          </table:table-cell>
          <table:table-cell office:value-type="string" table:style-name="ce5">
            <text:p>Tom Schreiter</text:p>
          </table:table-cell>
          <table:table-cell office:value-type="string" table:style-name="ce5">
            <text:p>Big Al - szuper jelöltkutatás</text:p>
          </table:table-cell>
          <table:table-cell office:value-type="float" office:value="2005" table:style-name="ce5">
            <text:p>2005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63 944 774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1</text:p>
          </table:table-cell>
          <table:table-cell office:value-type="string" table:style-name="ce5">
            <text:p>T. Harv Eker</text:p>
          </table:table-cell>
          <table:table-cell office:value-type="string" table:style-name="ce5">
            <text:p>A milliomos elme titkai</text:p>
          </table:table-cell>
          <table:table-cell office:value-type="float" office:value="2006" table:style-name="ce5">
            <text:p>2006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63 944 781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1</text:p>
          </table:table-cell>
          <table:table-cell office:value-type="string" table:style-name="ce5">
            <text:p>Don Failla</text:p>
          </table:table-cell>
          <table:table-cell office:value-type="string" table:style-name="ce5">
            <text:p>A 45 másodperces prezentáció, amely megváltoztatja az életedet</text:p>
          </table:table-cell>
          <table:table-cell office:value-type="float" office:value="2006" table:style-name="ce5">
            <text:p>200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63 944 785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9</text:p>
          </table:table-cell>
          <table:table-cell office:value-type="string" table:style-name="ce5">
            <text:p>Don Failla - Nancy Failla</text:p>
          </table:table-cell>
          <table:table-cell office:value-type="string" table:style-name="ce5">
            <text:p>Gyakran feltett kérdések és világos válaszok a Network Marketingről</text:p>
          </table:table-cell>
          <table:table-cell office:value-type="float" office:value="2006" table:style-name="ce5">
            <text:p>2006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63 944 787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0</text:p>
          </table:table-cell>
          <table:table-cell office:value-type="string" table:style-name="ce5">
            <text:p>John Fuhrman</text:p>
          </table:table-cell>
          <table:table-cell office:value-type="string" table:style-name="ce5">
            <text:p>Kérem a következőt!</text:p>
          </table:table-cell>
          <table:table-cell office:value-type="float" office:value="2006" table:style-name="ce5">
            <text:p>2006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63 944 797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31</text:p>
          </table:table-cell>
          <table:table-cell office:value-type="string" table:style-name="ce5">
            <text:p>Lupkin - Carter</text:p>
          </table:table-cell>
          <table:table-cell office:value-type="string" table:style-name="ce5">
            <text:p>Network marketing a Facebookon</text:p>
          </table:table-cell>
          <table:table-cell office:value-type="float" office:value="2017" table:style-name="ce5">
            <text:p>2017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615 5030 79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32</text:p>
          </table:table-cell>
          <table:table-cell office:value-type="string" table:style-name="ce5">
            <text:p>Devora Zack</text:p>
          </table:table-cell>
          <table:table-cell office:value-type="string" table:style-name="ce5">
            <text:p>Networking</text:p>
          </table:table-cell>
          <table:table-cell office:value-type="float" office:value="2017" table:style-name="ce5">
            <text:p>2017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615 5030 80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05B</text:p>
          </table:table-cell>
          <table:table-cell office:value-type="string" table:style-name="ce5">
            <text:p>Ron Holland</text:p>
          </table:table-cell>
          <table:table-cell office:value-type="string" table:style-name="ce5">
            <text:p>Beszélj és gazdagodj!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615-503-000-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78B</text:p>
          </table:table-cell>
          <table:table-cell office:value-type="string" table:style-name="ce5">
            <text:p>David Allen</text:p>
          </table:table-cell>
          <table:table-cell office:value-type="string" table:style-name="ce5">
            <text:p>Intézz el mindent</text:p>
          </table:table-cell>
          <table:table-cell office:value-type="float" office:value="2010" table:style-name="ce5">
            <text:p>201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-001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711</text:p>
          </table:table-cell>
          <table:table-cell office:value-type="string" table:style-name="ce5">
            <text:p>Leo Babauta</text:p>
          </table:table-cell>
          <table:table-cell office:value-type="string" table:style-name="ce5">
            <text:p>A kevesebb ereje</text:p>
          </table:table-cell>
          <table:table-cell office:value-type="float" office:value="2012" table:style-name="ce5">
            <text:p>2012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-615-503-022-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1</text:p>
          </table:table-cell>
          <table:table-cell office:value-type="string" table:style-name="ce5">
            <text:p>Mark Fisher</text:p>
          </table:table-cell>
          <table:table-cell office:value-type="string" table:style-name="ce5">
            <text:p>A lusta milliomos</text:p>
          </table:table-cell>
          <table:table-cell office:value-type="float" office:value="2012" table:style-name="ce5">
            <text:p>2012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615-503-024-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4</text:p>
          </table:table-cell>
          <table:table-cell office:value-type="string" table:style-name="ce5">
            <text:p>Max Gunther</text:p>
          </table:table-cell>
          <table:table-cell office:value-type="string" table:style-name="ce5">
            <text:p>Hogyan legyél szerencsés?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17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14C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CASHFLOW négyszög (2013)</text:p>
          </table:table-cell>
          <table:table-cell office:value-type="float" office:value="2013" table:style-name="ce5">
            <text:p>2013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-615-5030-31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9</text:p>
          </table:table-cell>
          <table:table-cell office:value-type="string" table:style-name="ce5">
            <text:p>Brian Tracy - Christina Tracy Stein</text:p>
          </table:table-cell>
          <table:table-cell office:value-type="string" table:style-name="ce5">
            <text:p>Csókold meg a békát!</text:p>
          </table:table-cell>
          <table:table-cell office:value-type="float" office:value="2013" table:style-name="ce5">
            <text:p>2013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32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0</text:p>
          </table:table-cell>
          <table:table-cell office:value-type="string" table:style-name="ce5">
            <text:p>Brian Tracy - Ron Arden</text:p>
          </table:table-cell>
          <table:table-cell office:value-type="string" table:style-name="ce5">
            <text:p>Vonzerő - hogyan nyerjünk meg bárkit, bármilyen helyzetben?</text:p>
          </table:table-cell>
          <table:table-cell office:value-type="float" office:value="2013" table:style-name="ce5">
            <text:p>2013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615-5030-33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1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Önbizalom - hogyan lehetsz ellenállhatatlan?</text:p>
          </table:table-cell>
          <table:table-cell office:value-type="float" office:value="2013" table:style-name="ce5">
            <text:p>2013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34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2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Teremtsd újra az életed!</text:p>
          </table:table-cell>
          <table:table-cell office:value-type="float" office:value="2013" table:style-name="ce5">
            <text:p>2013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35-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3A</text:p>
          </table:table-cell>
          <table:table-cell office:value-type="string" table:style-name="ce5">
            <text:p>Stephen R. Covey</text:p>
          </table:table-cell>
          <table:table-cell office:value-type="string" table:style-name="ce5">
            <text:p>A kiemelkedően eredményes emberek 7 szokása</text:p>
          </table:table-cell>
          <table:table-cell office:value-type="float" office:value="2014" table:style-name="ce5">
            <text:p>2014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43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4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A siker egy utazás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45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6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Célok!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46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7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Milliókat érő szokások</text:p>
          </table:table-cell>
          <table:table-cell office:value-type="float" office:value="2014" table:style-name="ce5">
            <text:p>2014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47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5</text:p>
          </table:table-cell>
          <table:table-cell office:value-type="string" table:style-name="ce5">
            <text:p>Mark Sanborn</text:p>
          </table:table-cell>
          <table:table-cell office:value-type="string" table:style-name="ce5">
            <text:p>A Fred-faktor</text:p>
          </table:table-cell>
          <table:table-cell office:value-type="float" office:value="2014" table:style-name="ce5">
            <text:p>2014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48-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38</text:p>
          </table:table-cell>
          <table:table-cell office:value-type="string" table:style-name="ce5">
            <text:p>Joachim de Posada</text:p>
          </table:table-cell>
          <table:table-cell office:value-type="string" table:style-name="ce5">
            <text:p>Késleltetett jutalom - Ne edd meg rögtön a pillecukrot</text:p>
          </table:table-cell>
          <table:table-cell office:value-type="float" office:value="2014" table:style-name="ce5">
            <text:p>2014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50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2</text:p>
          </table:table-cell>
          <table:table-cell office:value-type="string" table:style-name="ce5">
            <text:p>Brian Tracy - Christina Tracy Stein</text:p>
          </table:table-cell>
          <table:table-cell office:value-type="string" table:style-name="ce5">
            <text:p>SikerPont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57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5</text:p>
          </table:table-cell>
          <table:table-cell office:value-type="string" table:style-name="ce5">
            <text:p>Andy Andrews</text:p>
          </table:table-cell>
          <table:table-cell office:value-type="string" table:style-name="ce5">
            <text:p>Sorsfordító találkozások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58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3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Telitalálat – a tisztánlátás ereje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60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4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8 lecke a harctéri vezetésről - vállalkozóknak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61-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5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Üzleti iskola II.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62-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8</text:p>
          </table:table-cell>
          <table:table-cell office:value-type="string" table:style-name="ce5">
            <text:p>Charlie Jones</text:p>
          </table:table-cell>
          <table:table-cell office:value-type="string" table:style-name="ce5">
            <text:p>Az élet fantasztikus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63-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4</text:p>
          </table:table-cell>
          <table:table-cell office:value-type="string" table:style-name="ce5">
            <text:p>Larry King</text:p>
          </table:table-cell>
          <table:table-cell office:value-type="string" table:style-name="ce5">
            <text:p>Hogyan beszélj legyûgözően</text:p>
          </table:table-cell>
          <table:table-cell office:value-type="float" office:value="2016" table:style-name="ce5">
            <text:p>2016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65-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7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Elég a dumából, csak csináld!</text:p>
          </table:table-cell>
          <table:table-cell office:value-type="float" office:value="2016" table:style-name="ce5">
            <text:p>2016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-615-5030-66-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2</text:p>
          </table:table-cell>
          <table:table-cell office:value-type="string" table:style-name="ce5">
            <text:p>Timothy Ferriss</text:p>
          </table:table-cell>
          <table:table-cell office:value-type="string" table:style-name="ce5">
            <text:p>4 órás munkahét - bővített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-615-5030-67-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1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Az üzleti siker 100 vastörvénye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-615-5030-69-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3</text:p>
          </table:table-cell>
          <table:table-cell office:value-type="string" table:style-name="ce5">
            <text:p>Mark Joyner</text:p>
          </table:table-cell>
          <table:table-cell office:value-type="string" table:style-name="ce5">
            <text:p>Ellenállhatatlan ajánlat</text:p>
          </table:table-cell>
          <table:table-cell office:value-type="float" office:value="2016" table:style-name="ce5">
            <text:p>2016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70-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6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Csak okosan!</text:p>
          </table:table-cell>
          <table:table-cell office:value-type="float" office:value="2016" table:style-name="ce5">
            <text:p>2016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-615-5030-71-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5</text:p>
          </table:table-cell>
          <table:table-cell office:value-type="string" table:style-name="ce5">
            <text:p>Kory Kogon</text:p>
          </table:table-cell>
          <table:table-cell office:value-type="string" table:style-name="ce5">
            <text:p>5 döntés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-615-5030-73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07J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Gondolkozz és gazdagodj! Jubileumi kiadás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-615-5030-75-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UK09</text:p>
          </table:table-cell>
          <table:table-cell office:value-type="string" table:style-name="ce7">
            <text:p>Brian Tracy</text:p>
          </table:table-cell>
          <table:table-cell office:value-type="string" table:style-name="ce7">
            <text:p>Tartsd kézben az időt, tartsd kézben az életed</text:p>
          </table:table-cell>
          <table:table-cell office:value-type="float" office:value="2017" table:style-name="ce7">
            <text:p>2017</text:p>
          </table:table-cell>
          <table:table-cell office:value-type="float" office:value="3450" table:style-name="ce7">
            <text:p>3450</text:p>
          </table:table-cell>
          <table:table-cell office:value-type="string" table:style-name="ce7">
            <text:p>978-615-5030-81-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0</text:p>
          </table:table-cell>
          <table:table-cell office:value-type="string" table:style-name="ce5">
            <text:p>Noah St. John</text:p>
          </table:table-cell>
          <table:table-cell office:value-type="string" table:style-name="ce5">
            <text:p>A siker titkos kódja</text:p>
          </table:table-cell>
          <table:table-cell office:value-type="float" office:value="2010" table:style-name="ce5">
            <text:p>2010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-963-973-014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6</text:p>
          </table:table-cell>
          <table:table-cell office:value-type="string" table:style-name="ce5">
            <text:p>John Milton Fogg</text:p>
          </table:table-cell>
          <table:table-cell office:value-type="string" table:style-name="ce5">
            <text:p>Beszélgetések a világ legnagyobb hálózatszervezőjével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-963-973-098-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25B</text:p>
          </table:table-cell>
          <table:table-cell office:value-type="string" table:style-name="ce5">
            <text:p>Dale Carnegie &amp; Associates</text:p>
          </table:table-cell>
          <table:table-cell office:value-type="string" table:style-name="ce5">
            <text:p>Üzletkötő kalauz</text:p>
          </table:table-cell>
          <table:table-cell office:value-type="float" office:value="2010" table:style-name="ce5">
            <text:p>201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02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7</text:p>
          </table:table-cell>
          <table:table-cell office:value-type="string" table:style-name="ce5">
            <text:p>Chris Taylor</text:p>
          </table:table-cell>
          <table:table-cell office:value-type="string" table:style-name="ce5">
            <text:p>Network Marketing SIKERrecept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615 503 003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413</text:p>
          </table:table-cell>
          <table:table-cell office:value-type="string" table:style-name="ce5">
            <text:p>Bob Burg</text:p>
          </table:table-cell>
          <table:table-cell office:value-type="string" table:style-name="ce5">
            <text:p>Meggyőzés mesterfokon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615 503 004 8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8</text:p>
          </table:table-cell>
          <table:table-cell office:value-type="string" table:style-name="ce5">
            <text:p>Stephen R. Covey</text:p>
          </table:table-cell>
          <table:table-cell office:value-type="string" table:style-name="ce5">
            <text:p>Nyerő Csapat</text:p>
          </table:table-cell>
          <table:table-cell office:value-type="float" office:value="2012" table:style-name="ce5">
            <text:p>2012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615 503 010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48</text:p>
          </table:table-cell>
          <table:table-cell office:value-type="string" table:style-name="ce5">
            <text:p>Canfield - Hansen - Hyman</text:p>
          </table:table-cell>
          <table:table-cell office:value-type="string" table:style-name="ce5">
            <text:p>Erőleves a hálózatépítő léleknek</text:p>
          </table:table-cell>
          <table:table-cell office:value-type="float" office:value="2012" table:style-name="ce5">
            <text:p>2012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15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9</text:p>
          </table:table-cell>
          <table:table-cell office:value-type="string" table:style-name="ce5">
            <text:p>David J. Schwartz</text:p>
          </table:table-cell>
          <table:table-cell office:value-type="string" table:style-name="ce5">
            <text:p>Újrakezdés</text:p>
          </table:table-cell>
          <table:table-cell office:value-type="float" office:value="2012" table:style-name="ce5">
            <text:p>2012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615 503 018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5</text:p>
          </table:table-cell>
          <table:table-cell office:value-type="string" table:style-name="ce5">
            <text:p>Trump - Kiyosaki</text:p>
          </table:table-cell>
          <table:table-cell office:value-type="string" table:style-name="ce5">
            <text:p>Midaszi érintés</text:p>
          </table:table-cell>
          <table:table-cell office:value-type="float" office:value="2012" table:style-name="ce5">
            <text:p>2012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21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0</text:p>
          </table:table-cell>
          <table:table-cell office:value-type="string" table:style-name="ce5">
            <text:p>Jim Stovall</text:p>
          </table:table-cell>
          <table:table-cell office:value-type="string" table:style-name="ce5">
            <text:p>A végső ajándék</text:p>
          </table:table-cell>
          <table:table-cell office:value-type="float" office:value="2015" table:style-name="ce5">
            <text:p>2015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615 503 023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13C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Gazdag papa, szegény papa (2013)</text:p>
          </table:table-cell>
          <table:table-cell office:value-type="float" office:value="2013" table:style-name="ce5">
            <text:p>2013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30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59</text:p>
          </table:table-cell>
          <table:table-cell office:value-type="string" table:style-name="ce5">
            <text:p>Randy Gage</text:p>
          </table:table-cell>
          <table:table-cell office:value-type="string" table:style-name="ce5">
            <text:p>Kockáztass - ha biztonságot keresel!</text:p>
          </table:table-cell>
          <table:table-cell office:value-type="float" office:value="2013" table:style-name="ce5">
            <text:p>2013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615 503 036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11C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Maximális teljesítmény (2013)</text:p>
          </table:table-cell>
          <table:table-cell office:value-type="float" office:value="2013" table:style-name="ce5">
            <text:p>2013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 615 503 038 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6</text:p>
          </table:table-cell>
          <table:table-cell office:value-type="string" table:style-name="ce5">
            <text:p>Les Giblin</text:p>
          </table:table-cell>
          <table:table-cell office:value-type="string" table:style-name="ce5">
            <text:p>Kapcsolat kalauz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44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1</text:p>
          </table:table-cell>
          <table:table-cell office:value-type="string" table:style-name="ce5">
            <text:p>Greg McKeown</text:p>
          </table:table-cell>
          <table:table-cell office:value-type="string" table:style-name="ce5">
            <text:p>Lényeglátás</text:p>
          </table:table-cell>
          <table:table-cell office:value-type="float" office:value="2015" table:style-name="ce5">
            <text:p>2015</text:p>
          </table:table-cell>
          <table:table-cell office:value-type="float" office:value="3950" table:style-name="ce5">
            <text:p>3950</text:p>
          </table:table-cell>
          <table:table-cell office:value-type="string" table:style-name="ce5">
            <text:p>978 615 503 053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41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Siker 101</text:p>
          </table:table-cell>
          <table:table-cell office:value-type="float" office:value="2015" table:style-name="ce5">
            <text:p>2015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615 503 05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62</text:p>
          </table:table-cell>
          <table:table-cell office:value-type="string" table:style-name="ce5">
            <text:p>Robert T. Kiyosaki</text:p>
          </table:table-cell>
          <table:table-cell office:value-type="string" table:style-name="ce5">
            <text:p>A 21. század üzlete</text:p>
          </table:table-cell>
          <table:table-cell office:value-type="float" office:value="2015" table:style-name="ce5">
            <text:p>2015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5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40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Mesterkulcs a gazdagsághoz</text:p>
          </table:table-cell>
          <table:table-cell office:value-type="float" office:value="2016" table:style-name="ce5">
            <text:p>2016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615 503 068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7</text:p>
          </table:table-cell>
          <table:table-cell office:value-type="string" table:style-name="ce5">
            <text:p>Fried - Hansson</text:p>
          </table:table-cell>
          <table:table-cell office:value-type="string" table:style-name="ce5">
            <text:p>REWORK - Profit újratöltve</text:p>
          </table:table-cell>
          <table:table-cell office:value-type="float" office:value="2016" table:style-name="ce5">
            <text:p>2016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 615 503 076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41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Gazdagodj lelki békével</text:p>
          </table:table-cell>
          <table:table-cell office:value-type="float" office:value="2017" table:style-name="ce5">
            <text:p>2017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615 503 077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K08</text:p>
          </table:table-cell>
          <table:table-cell office:value-type="string" table:style-name="ce5">
            <text:p>Fried - Hansson</text:p>
          </table:table-cell>
          <table:table-cell office:value-type="string" table:style-name="ce5">
            <text:p>REMOTE - Távmunka újratöltve</text:p>
          </table:table-cell>
          <table:table-cell office:value-type="float" office:value="2017" table:style-name="ce5">
            <text:p>2017</text:p>
          </table:table-cell>
          <table:table-cell office:value-type="float" office:value="4950" table:style-name="ce5">
            <text:p>4950</text:p>
          </table:table-cell>
          <table:table-cell office:value-type="string" table:style-name="ce5">
            <text:p>978 615 503 078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7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Nevelj vezetőket!</text:p>
          </table:table-cell>
          <table:table-cell office:value-type="float" office:value="2012" table:style-name="ce5">
            <text:p>2012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503 005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611</text:p>
          </table:table-cell>
          <table:table-cell office:value-type="string" table:style-name="ce5">
            <text:p>Frank Bettger</text:p>
          </table:table-cell>
          <table:table-cell office:value-type="string" table:style-name="ce5">
            <text:p>Benjamin Franklin sikertitka</text:p>
          </table:table-cell>
          <table:table-cell office:value-type="float" office:value="2008" table:style-name="ce5">
            <text:p>2008</text:p>
          </table:table-cell>
          <table:table-cell office:value-type="float" office:value="1850" table:style-name="ce5">
            <text:p>1850</text:p>
          </table:table-cell>
          <table:table-cell office:value-type="string" table:style-name="ce5">
            <text:p>978 963 673 064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8</text:p>
          </table:table-cell>
          <table:table-cell office:value-type="string" table:style-name="ce5">
            <text:p>Steve Shapiro</text:p>
          </table:table-cell>
          <table:table-cell office:value-type="string" table:style-name="ce5">
            <text:p>Figyelj oda - a sikeredért!</text:p>
          </table:table-cell>
          <table:table-cell office:value-type="float" office:value="2010" table:style-name="ce5">
            <text:p>201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978 963 944 769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15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Etika 101 - Amit mindenkinek tudnia kell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44 790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16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A vezető 21 nélkülözhetetlen tulajdonsága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44 79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2</text:p>
          </table:table-cell>
          <table:table-cell office:value-type="string" table:style-name="ce5">
            <text:p>Edward Ludbrook</text:p>
          </table:table-cell>
          <table:table-cell office:value-type="string" table:style-name="ce5">
            <text:p>Áttörés! Miért virágzik ISMÉT a Network Marketing?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44 796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17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25 módszer az emberek megnyerésére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00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17A</text:p>
          </table:table-cell>
          <table:table-cell office:value-type="string" table:style-name="ce5">
            <text:p>Denis Waitley</text:p>
          </table:table-cell>
          <table:table-cell office:value-type="string" table:style-name="ce5">
            <text:p>A kiválóság tíz titka</text:p>
          </table:table-cell>
          <table:table-cell office:value-type="float" office:value="2011" table:style-name="ce5">
            <text:p>2011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963 973 002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6</text:p>
          </table:table-cell>
          <table:table-cell office:value-type="string" table:style-name="ce5">
            <text:p>John C. Maxwell</text:p>
          </table:table-cell>
          <table:table-cell office:value-type="string" table:style-name="ce5">
            <text:p>Holnapra vezető lehetsz</text:p>
          </table:table-cell>
          <table:table-cell office:value-type="float" office:value="2012" table:style-name="ce5">
            <text:p>2012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973 010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9</text:p>
          </table:table-cell>
          <table:table-cell office:value-type="string" table:style-name="ce5">
            <text:p>Keith Cameron Smith</text:p>
          </table:table-cell>
          <table:table-cell office:value-type="string" table:style-name="ce5">
            <text:p>10 szokás ami gazdaggá tesz</text:p>
          </table:table-cell>
          <table:table-cell office:value-type="float" office:value="2011" table:style-name="ce5">
            <text:p>2011</text:p>
          </table:table-cell>
          <table:table-cell office:value-type="float" office:value="1490" table:style-name="ce5">
            <text:p>1490</text:p>
          </table:table-cell>
          <table:table-cell office:value-type="string" table:style-name="ce5">
            <text:p>978 963 973 022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32B</text:p>
          </table:table-cell>
          <table:table-cell office:value-type="string" table:style-name="ce5">
            <text:p>Ries-Trout</text:p>
          </table:table-cell>
          <table:table-cell office:value-type="string" table:style-name="ce5">
            <text:p>A marketing 22 vastörvénye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25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61B</text:p>
          </table:table-cell>
          <table:table-cell office:value-type="string" table:style-name="ce5">
            <text:p>Frank Bettger</text:p>
          </table:table-cell>
          <table:table-cell office:value-type="string" table:style-name="ce5">
            <text:p>Az üzletkötés iskolája</text:p>
          </table:table-cell>
          <table:table-cell office:value-type="float" office:value="2007" table:style-name="ce5">
            <text:p>2007</text:p>
          </table:table-cell>
          <table:table-cell office:value-type="float" office:value="1850" table:style-name="ce5">
            <text:p>1850</text:p>
          </table:table-cell>
          <table:table-cell office:value-type="string" table:style-name="ce5">
            <text:p>978 963 973 026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03B</text:p>
          </table:table-cell>
          <table:table-cell office:value-type="string" table:style-name="ce5">
            <text:p>Robert Butwin</text:p>
          </table:table-cell>
          <table:table-cell office:value-type="string" table:style-name="ce5">
            <text:p>Ütőképes network marketing</text:p>
          </table:table-cell>
          <table:table-cell office:value-type="float" office:value="2007" table:style-name="ce5">
            <text:p>2007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36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4</text:p>
          </table:table-cell>
          <table:table-cell office:value-type="string" table:style-name="ce5">
            <text:p>Trump - Kiyosaki</text:p>
          </table:table-cell>
          <table:table-cell office:value-type="string" table:style-name="ce5">
            <text:p>Miért szeretnénk, hogy GAZDAGODJ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42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03B</text:p>
          </table:table-cell>
          <table:table-cell office:value-type="string" table:style-name="ce5">
            <text:p>Napoleon Hill</text:p>
          </table:table-cell>
          <table:table-cell office:value-type="string" table:style-name="ce5">
            <text:p>A siker titka: Pozitív lelki beállítottság</text:p>
          </table:table-cell>
          <table:table-cell office:value-type="float" office:value="2008" table:style-name="ce5">
            <text:p>2008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963 973 043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9</text:p>
          </table:table-cell>
          <table:table-cell office:value-type="string" table:style-name="ce5">
            <text:p>Edward Ludbrook</text:p>
          </table:table-cell>
          <table:table-cell office:value-type="string" table:style-name="ce5">
            <text:p>Hálózatépítő Mester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46 5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6</text:p>
          </table:table-cell>
          <table:table-cell office:value-type="string" table:style-name="ce5">
            <text:p>Edward Ludbrook</text:p>
          </table:table-cell>
          <table:table-cell office:value-type="string" table:style-name="ce5">
            <text:p>10 Alapelv - Hogyan tehetsz szert tartós HÁLÓZATI jövedelemre?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47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10B</text:p>
          </table:table-cell>
          <table:table-cell office:value-type="string" table:style-name="ce5">
            <text:p>Maxwell Maltz</text:p>
          </table:table-cell>
          <table:table-cell office:value-type="string" table:style-name="ce5">
            <text:p>Pszichokibernetika</text:p>
          </table:table-cell>
          <table:table-cell office:value-type="float" office:value="2010" table:style-name="ce5">
            <text:p>2010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51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K33B</text:p>
          </table:table-cell>
          <table:table-cell office:value-type="string" table:style-name="ce5">
            <text:p>Cavett Robert</text:p>
          </table:table-cell>
          <table:table-cell office:value-type="string" table:style-name="ce5">
            <text:p>Mi mozgatja az embereket?</text:p>
          </table:table-cell>
          <table:table-cell office:value-type="float" office:value="2010" table:style-name="ce5">
            <text:p>2010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52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6</text:p>
          </table:table-cell>
          <table:table-cell office:value-type="string" table:style-name="ce5">
            <text:p>David J. Schwartz</text:p>
          </table:table-cell>
          <table:table-cell office:value-type="string" table:style-name="ce5">
            <text:p>Gondolj merészet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54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7</text:p>
          </table:table-cell>
          <table:table-cell office:value-type="string" table:style-name="ce5">
            <text:p>David J. Schwartz</text:p>
          </table:table-cell>
          <table:table-cell office:value-type="string" table:style-name="ce5">
            <text:p>Sikergondolkodás</text:p>
          </table:table-cell>
          <table:table-cell office:value-type="float" office:value="2008" table:style-name="ce5">
            <text:p>2008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963 973 055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18</text:p>
          </table:table-cell>
          <table:table-cell office:value-type="string" table:style-name="ce5">
            <text:p>Brian Klemmer</text:p>
          </table:table-cell>
          <table:table-cell office:value-type="string" table:style-name="ce5">
            <text:p>Éntérkép</text:p>
          </table:table-cell>
          <table:table-cell office:value-type="float" office:value="2008" table:style-name="ce5">
            <text:p>2008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56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38</text:p>
          </table:table-cell>
          <table:table-cell office:value-type="string" table:style-name="ce5">
            <text:p>Stephen R. Covey</text:p>
          </table:table-cell>
          <table:table-cell office:value-type="string" table:style-name="ce5">
            <text:p>8. szokás</text:p>
          </table:table-cell>
          <table:table-cell office:value-type="float" office:value="2010" table:style-name="ce5">
            <text:p>2010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963 973 057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3</text:p>
          </table:table-cell>
          <table:table-cell office:value-type="string" table:style-name="ce5">
            <text:p>Jim Rohn</text:p>
          </table:table-cell>
          <table:table-cell office:value-type="string" table:style-name="ce5">
            <text:p>A jólét és boldogság 7 stratégiája</text:p>
          </table:table-cell>
          <table:table-cell office:value-type="float" office:value="2008" table:style-name="ce5">
            <text:p>2008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63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1</text:p>
          </table:table-cell>
          <table:table-cell office:value-type="string" table:style-name="ce5">
            <text:p>David Cottrell</text:p>
          </table:table-cell>
          <table:table-cell office:value-type="string" table:style-name="ce5">
            <text:p>Hétfő reggeli döntések - 12 lépés a kiválóságig</text:p>
          </table:table-cell>
          <table:table-cell office:value-type="float" office:value="2009" table:style-name="ce5">
            <text:p>2009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65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47</text:p>
          </table:table-cell>
          <table:table-cell office:value-type="string" table:style-name="ce5">
            <text:p>William H. Danforth</text:p>
          </table:table-cell>
          <table:table-cell office:value-type="string" table:style-name="ce5">
            <text:p>Fogadjunk! Meg tudod csinálni...</text:p>
          </table:table-cell>
          <table:table-cell office:value-type="float" office:value="2009" table:style-name="ce5">
            <text:p>2009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978 963 973 067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9</text:p>
          </table:table-cell>
          <table:table-cell office:value-type="string" table:style-name="ce5">
            <text:p>Randy Gage</text:p>
          </table:table-cell>
          <table:table-cell office:value-type="string" table:style-name="ce5">
            <text:p>Hogyan építsünk MLM pénzgyárat</text:p>
          </table:table-cell>
          <table:table-cell office:value-type="float" office:value="2011" table:style-name="ce5">
            <text:p>2011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963 973 068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J20</text:p>
          </table:table-cell>
          <table:table-cell office:value-type="string" table:style-name="ce5">
            <text:p>Brian Tracy</text:p>
          </table:table-cell>
          <table:table-cell office:value-type="string" table:style-name="ce5">
            <text:p>Repülési Terv</text:p>
          </table:table-cell>
          <table:table-cell office:value-type="float" office:value="2009" table:style-name="ce5">
            <text:p>2009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70 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0</text:p>
          </table:table-cell>
          <table:table-cell office:value-type="string" table:style-name="ce5">
            <text:p>Rich DeVos</text:p>
          </table:table-cell>
          <table:table-cell office:value-type="string" table:style-name="ce5">
            <text:p>10 kulcsmondat pozitív embereknek</text:p>
          </table:table-cell>
          <table:table-cell office:value-type="float" office:value="2009" table:style-name="ce5">
            <text:p>2009</text:p>
          </table:table-cell>
          <table:table-cell office:value-type="float" office:value="1850" table:style-name="ce5">
            <text:p>1850</text:p>
          </table:table-cell>
          <table:table-cell office:value-type="string" table:style-name="ce5">
            <text:p>978 963 973 07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3</text:p>
          </table:table-cell>
          <table:table-cell office:value-type="string" table:style-name="ce5">
            <text:p>John Milton Fogg</text:p>
          </table:table-cell>
          <table:table-cell office:value-type="string" table:style-name="ce5">
            <text:p>A világ legnagyobb hálózatszervezője</text:p>
          </table:table-cell>
          <table:table-cell office:value-type="float" office:value="2009" table:style-name="ce5">
            <text:p>2009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072 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2B</text:p>
          </table:table-cell>
          <table:table-cell office:value-type="string" table:style-name="ce5">
            <text:p>Dale Carnegie</text:p>
          </table:table-cell>
          <table:table-cell office:value-type="string" table:style-name="ce5">
            <text:p>Hogyan fejezzük be az aggódást és kezdjünk el élni - Sikerkalauz 2.</text:p>
          </table:table-cell>
          <table:table-cell office:value-type="float" office:value="2008" table:style-name="ce5">
            <text:p>2008</text:p>
          </table:table-cell>
          <table:table-cell office:value-type="float" office:value="3450" table:style-name="ce5">
            <text:p>3450</text:p>
          </table:table-cell>
          <table:table-cell office:value-type="string" table:style-name="ce5">
            <text:p>978 963 973 077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5</text:p>
          </table:table-cell>
          <table:table-cell office:value-type="string" table:style-name="ce5">
            <text:p>Kim Kiyosaki</text:p>
          </table:table-cell>
          <table:table-cell office:value-type="string" table:style-name="ce5">
            <text:p>Gazdag nő</text:p>
          </table:table-cell>
          <table:table-cell office:value-type="float" office:value="2010" table:style-name="ce5">
            <text:p>2010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973 078 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D07</text:p>
          </table:table-cell>
          <table:table-cell office:value-type="string" table:style-name="ce5">
            <text:p>Guy Kawasaki</text:p>
          </table:table-cell>
          <table:table-cell office:value-type="string" table:style-name="ce5">
            <text:p>Szabályok forradalmároknak</text:p>
          </table:table-cell>
          <table:table-cell office:value-type="float" office:value="2010" table:style-name="ce5">
            <text:p>2010</text:p>
          </table:table-cell>
          <table:table-cell office:value-type="float" office:value="2450" table:style-name="ce5">
            <text:p>2450</text:p>
          </table:table-cell>
          <table:table-cell office:value-type="string" table:style-name="ce5">
            <text:p>978 963 973 079 3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1B</text:p>
          </table:table-cell>
          <table:table-cell office:value-type="string" table:style-name="ce5">
            <text:p>Dale Carnegie</text:p>
          </table:table-cell>
          <table:table-cell office:value-type="string" table:style-name="ce5">
            <text:p>Hogyan szerezzünk barátokat és befolyásoljuk az embereket - Sikerkalauz 1.</text:p>
          </table:table-cell>
          <table:table-cell office:value-type="float" office:value="2008" table:style-name="ce5">
            <text:p>2008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978 963 973 080 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24</text:p>
          </table:table-cell>
          <table:table-cell office:value-type="string" table:style-name="ce5">
            <text:p>Bryan Thayer</text:p>
          </table:table-cell>
          <table:table-cell office:value-type="string" table:style-name="ce5">
            <text:p>Kapcsolati háló</text:p>
          </table:table-cell>
          <table:table-cell office:value-type="float" office:value="2009" table:style-name="ce5">
            <text:p>2009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978 963 973 084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6</text:p>
          </table:table-cell>
          <table:table-cell office:value-type="string" table:style-name="ce5">
            <text:p>Napoleon Hill Foundation</text:p>
          </table:table-cell>
          <table:table-cell office:value-type="string" table:style-name="ce5">
            <text:p>Három lábnyira az aranytól</text:p>
          </table:table-cell>
          <table:table-cell office:value-type="float" office:value="2010" table:style-name="ce5">
            <text:p>2010</text:p>
          </table:table-cell>
          <table:table-cell office:value-type="float" office:value="2490" table:style-name="ce5">
            <text:p>2490</text:p>
          </table:table-cell>
          <table:table-cell office:value-type="string" table:style-name="ce5">
            <text:p>978 963 973 086 1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T40</text:p>
          </table:table-cell>
          <table:table-cell office:value-type="string" table:style-name="ce5">
            <text:p>Klontz-Klontz-Kahler</text:p>
          </table:table-cell>
          <table:table-cell office:value-type="string" table:style-name="ce5">
            <text:p>Gazdagságra hangolva</text:p>
          </table:table-cell>
          <table:table-cell office:value-type="float" office:value="2010" table:style-name="ce5">
            <text:p>2010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978 963 973 089 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18B</text:p>
          </table:table-cell>
          <table:table-cell office:value-type="string" table:style-name="ce5">
            <text:p>Canfield-Hansen</text:p>
          </table:table-cell>
          <table:table-cell office:value-type="string" table:style-name="ce5">
            <text:p>Erőleves a léleknek 3. - újabb 101 erőt adó és lélekemelő történet</text:p>
          </table:table-cell>
          <table:table-cell office:value-type="float" office:value="2010" table:style-name="ce5">
            <text:p>2010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978 963 973 097 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612</text:p>
          </table:table-cell>
          <table:table-cell office:value-type="string" table:style-name="ce5">
            <text:p>Og Mandino</text:p>
          </table:table-cell>
          <table:table-cell office:value-type="string" table:style-name="ce5">
            <text:p>Jobban élni</text:p>
          </table:table-cell>
          <table:table-cell office:value-type="float" office:value="2010" table:style-name="ce5">
            <text:p>2010</text:p>
          </table:table-cell>
          <table:table-cell office:value-type="float" office:value="1650" table:style-name="ce5">
            <text:p>1650</text:p>
          </table:table-cell>
          <table:table-cell office:value-type="string" table:style-name="ce5">
            <text:p>978 963 973 915</text:p>
          </table:table-cell>
          <table:table-cell table:number-columns-repeated="16378"/>
        </table:table-row>
        <table:table-row table:number-rows-repeated="1048463" table:style-name="ro1">
          <table:table-cell table:number-columns-repeated="16384"/>
        </table:table-row>
        <table:named-expressions>
          <table:named-range table:name="HTML_1" table:cell-range-address="konyvek.$A$1:konyvek.$F$113" table:base-cell-address="konyvek.$A$1"/>
          <table:named-range table:name="HTML_all" table:cell-range-address="konyvek.$A$1:konyvek.$F$113" table:base-cell-address="konyvek.$A$1"/>
          <table:named-range table:name="HTML_tables" table:cell-range-address="konyvek.$A$1" table:base-cell-address="konyvek.$A$1"/>
        </table:named-expressions>
      </table:table>
      <table:table table:name="kolcsonzo" table:style-name="ta1">
        <table:table-column table:style-name="co7" table:default-cell-style-name="ce1"/>
        <table:table-column table:style-name="co8" table:number-columns-repeated="1023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ev</text:p>
          </table:table-cell>
          <table:table-cell table:number-columns-repeated="1638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8">
            <text:p>Patta Nóra</text:p>
          </table:table-cell>
          <table:table-cell table:number-columns-repeated="16382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8">
            <text:p>Pár Zoltán</text:p>
          </table:table-cell>
          <table:table-cell table:number-columns-repeated="16382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8">
            <text:p>Pop Simon</text:p>
          </table:table-cell>
          <table:table-cell table:number-columns-repeated="16382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8">
            <text:p>Remek Elek</text:p>
          </table:table-cell>
          <table:table-cell table:number-columns-repeated="16382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8">
            <text:p>Beviz Elek</text:p>
          </table:table-cell>
          <table:table-cell table:number-columns-repeated="16382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8">
            <text:p>Szalmon Ella</text:p>
          </table:table-cell>
          <table:table-cell table:number-columns-repeated="16382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8">
            <text:p>Techno Kolos</text:p>
          </table:table-cell>
          <table:table-cell table:number-columns-repeated="16382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8">
            <text:p>Trab Antal</text:p>
          </table:table-cell>
          <table:table-cell table:number-columns-repeated="16382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8">
            <text:p>Ultra Viola</text:p>
          </table:table-cell>
          <table:table-cell table:number-columns-repeated="16382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8">
            <text:p>Am Erika</text:p>
          </table:table-cell>
          <table:table-cell table:number-columns-repeated="16382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8">
            <text:p>Bac Ilus</text:p>
          </table:table-cell>
          <table:table-cell table:number-columns-repeated="16382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8">
            <text:p>Citad Ella</text:p>
          </table:table-cell>
          <table:table-cell table:number-columns-repeated="16382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8">
            <text:p>Dil Emma</text:p>
          </table:table-cell>
          <table:table-cell table:number-columns-repeated="16382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8">
            <text:p>Eszte Lenke</text:p>
          </table:table-cell>
          <table:table-cell table:number-columns-repeated="16382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8">
            <text:p>Feles Elek</text:p>
          </table:table-cell>
          <table:table-cell table:number-columns-repeated="16382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8">
            <text:p>Git Áron</text:p>
          </table:table-cell>
          <table:table-cell table:number-columns-repeated="16382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8">
            <text:p>Har Mónika</text:p>
          </table:table-cell>
          <table:table-cell table:number-columns-repeated="16382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8">
            <text:p>Heu Réka</text:p>
          </table:table-cell>
          <table:table-cell table:number-columns-repeated="16382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8">
            <text:p>Hü Jenő</text:p>
          </table:table-cell>
          <table:table-cell table:number-columns-repeated="1638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8">
            <text:p>Kukor Ica</text:p>
          </table:table-cell>
          <table:table-cell table:number-columns-repeated="16382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8">
            <text:p>Kala Pál</text:p>
          </table:table-cell>
          <table:table-cell table:number-columns-repeated="16382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8">
            <text:p>Külö Nóra</text:p>
          </table:table-cell>
          <table:table-cell table:number-columns-repeated="16382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8">
            <text:p>Körm Ödön</text:p>
          </table:table-cell>
          <table:table-cell table:number-columns-repeated="16382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8">
            <text:p>Kér Ede</text:p>
          </table:table-cell>
          <table:table-cell table:number-columns-repeated="16382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8">
            <text:p>Major Anna</text:p>
          </table:table-cell>
          <table:table-cell table:number-columns-repeated="16382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8">
            <text:p>Meg Győző</text:p>
          </table:table-cell>
          <table:table-cell table:number-columns-repeated="16382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8">
            <text:p>Vak Cina</text:p>
          </table:table-cell>
          <table:table-cell table:number-columns-repeated="16382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8">
            <text:p>Veg Eta</text:p>
          </table:table-cell>
          <table:table-cell table:number-columns-repeated="16382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8">
            <text:p>Virra Dóra</text:p>
          </table:table-cell>
          <table:table-cell table:number-columns-repeated="1638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8">
            <text:p>Vég Béla</text:p>
          </table:table-cell>
          <table:table-cell table:number-columns-repeated="1638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8">
            <text:p>Wincs Eszter</text:p>
          </table:table-cell>
          <table:table-cell table:number-columns-repeated="1638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8">
            <text:p>Kasza Blanka</text:p>
          </table:table-cell>
          <table:table-cell table:number-columns-repeated="16382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8">
            <text:p>Kispál Inka</text:p>
          </table:table-cell>
          <table:table-cell table:number-columns-repeated="16382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8">
            <text:p>Pofá Zoltán</text:p>
          </table:table-cell>
          <table:table-cell table:number-columns-repeated="16382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8">
            <text:p>Tank Aranka</text:p>
          </table:table-cell>
          <table:table-cell table:number-columns-repeated="16382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8">
            <text:p>Bekre Pál</text:p>
          </table:table-cell>
          <table:table-cell table:number-columns-repeated="16382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8">
            <text:p>Mortad Ella</text:p>
          </table:table-cell>
          <table:table-cell table:number-columns-repeated="16382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8">
            <text:p>Trap Pista</text:p>
          </table:table-cell>
          <table:table-cell table:number-columns-repeated="16382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8">
            <text:p>Fejet Lenke</text:p>
          </table:table-cell>
          <table:table-cell table:number-columns-repeated="1638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8">
            <text:p>Fá Zoltán</text:p>
          </table:table-cell>
          <table:table-cell table:number-columns-repeated="16382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8">
            <text:p>Minden Áron</text:p>
          </table:table-cell>
          <table:table-cell table:number-columns-repeated="16382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8">
            <text:p>Csin Csilla</text:p>
          </table:table-cell>
          <table:table-cell table:number-columns-repeated="16382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8">
            <text:p>Mor Zsolt</text:p>
          </table:table-cell>
          <table:table-cell table:number-columns-repeated="16382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8">
            <text:p>Rabsz Olga</text:p>
          </table:table-cell>
          <table:table-cell table:number-columns-repeated="16382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8">
            <text:p>Patkóm Ágnes</text:p>
          </table:table-cell>
          <table:table-cell table:number-columns-repeated="16382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8">
            <text:p>Locsolók Anna</text:p>
          </table:table-cell>
          <table:table-cell table:number-columns-repeated="16382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8">
            <text:p>Riz Ottó</text:p>
          </table:table-cell>
          <table:table-cell table:number-columns-repeated="16382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8">
            <text:p>Nemer Eszti</text:p>
          </table:table-cell>
          <table:table-cell table:number-columns-repeated="16382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8">
            <text:p>Ne Pál</text:p>
          </table:table-cell>
          <table:table-cell table:number-columns-repeated="16382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8">
            <text:p>Ka Pál</text:p>
          </table:table-cell>
          <table:table-cell table:number-columns-repeated="16382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8">
            <text:p>Elektrom Ágnes</text:p>
          </table:table-cell>
          <table:table-cell table:number-columns-repeated="16382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8">
            <text:p>Hú Zóra</text:p>
          </table:table-cell>
          <table:table-cell table:number-columns-repeated="16382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8">
            <text:p>Raj Zóra</text:p>
          </table:table-cell>
          <table:table-cell table:number-columns-repeated="16382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8">
            <text:p>Dia Dóra</text:p>
          </table:table-cell>
          <table:table-cell table:number-columns-repeated="16382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8">
            <text:p>Tök Ödön</text:p>
          </table:table-cell>
          <table:table-cell table:number-columns-repeated="16382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8">
            <text:p>Ria Dóra</text:p>
          </table:table-cell>
          <table:table-cell table:number-columns-repeated="16382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8">
            <text:p>Lev Elek</text:p>
          </table:table-cell>
          <table:table-cell table:number-columns-repeated="16382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8">
            <text:p>Hot Elek</text:p>
          </table:table-cell>
          <table:table-cell table:number-columns-repeated="16382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8">
            <text:p>Teásk Anna</text:p>
          </table:table-cell>
          <table:table-cell table:number-columns-repeated="16382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8">
            <text:p>Bármi Áron</text:p>
          </table:table-cell>
          <table:table-cell table:number-columns-repeated="16382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8">
            <text:p>Metall Ica</text:p>
          </table:table-cell>
          <table:table-cell table:number-columns-repeated="16382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8">
            <text:p>Bor Virág</text:p>
          </table:table-cell>
          <table:table-cell table:number-columns-repeated="16382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8">
            <text:p>Nyúl Kálmán</text:p>
          </table:table-cell>
          <table:table-cell table:number-columns-repeated="16382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8">
            <text:p>Ipsz Ilonka</text:p>
          </table:table-cell>
          <table:table-cell table:number-columns-repeated="16382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8">
            <text:p>Mikorka Kálmán</text:p>
          </table:table-cell>
          <table:table-cell table:number-columns-repeated="16382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8">
            <text:p>Szikla Szilárd</text:p>
          </table:table-cell>
          <table:table-cell table:number-columns-repeated="16382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8">
            <text:p>Ebéd Elek</text:p>
          </table:table-cell>
          <table:table-cell table:number-columns-repeated="16382"/>
        </table:table-row>
        <table:table-row table:number-rows-repeated="1048508" table:style-name="ro3">
          <table:table-cell table:number-columns-repeated="16384"/>
        </table:table-row>
      </table:table>
      <table:table table:name="kolcsonzes" table:style-name="ta1"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2">
            <text:p>konyvID</text:p>
          </table:table-cell>
          <table:table-cell office:value-type="string" table:style-name="ce2">
            <text:p>kolcsonzoID</text:p>
          </table:table-cell>
          <table:table-cell office:value-type="string" table:style-name="ce2">
            <text:p>kivetelDatum</text:p>
          </table:table-cell>
          <table:table-cell office:value-type="string" table:style-name="ce9">
            <text:p>peldany</text:p>
          </table:table-cell>
          <table:table-cell table:number-columns-repeated="16380"/>
        </table:table-row>
        <table:table-row table:style-name="ro1">
          <table:table-cell office:value-type="string" office:string-value="J40" table:formula="of:=INDEX([konyvek.$A$2:.$A$113];RAND()*110+2)" table:style-name="ce1">
            <text:p>J40</text:p>
          </table:table-cell>
          <table:table-cell office:value-type="float" office:value="45" table:formula="of:=INT(RAND()*66+1)" table:style-name="ce1">
            <text:p>45</text:p>
          </table:table-cell>
          <table:table-cell office:value-type="date" office:date-value="2020-03-25T13:56:13" table:style-name="ce10">
            <text:p>2020-03-25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03B" table:formula="of:=INDEX([konyvek.$A$2:.$A$113];RAND()*110+2)" table:style-name="ce1">
            <text:p>M03B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3-31T00:09:42" table:style-name="ce10">
            <text:p>2020-03-31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3-28T20:31:20" table:style-name="ce10">
            <text:p>2020-03-28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21" table:formula="of:=INDEX([konyvek.$A$2:.$A$113];RAND()*110+2)" table:style-name="ce1">
            <text:p>M21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4-09T01:22:05" table:style-name="ce10">
            <text:p>2020-04-0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B32" table:formula="of:=INDEX([konyvek.$A$2:.$A$113];RAND()*110+2)" table:style-name="ce1">
            <text:p>B32</text:p>
          </table:table-cell>
          <table:table-cell office:value-type="float" office:value="4" table:formula="of:=INT(RAND()*66+1)" table:style-name="ce1">
            <text:p>4</text:p>
          </table:table-cell>
          <table:table-cell office:value-type="date" office:date-value="2020-03-22T12:34:39" table:style-name="ce10">
            <text:p>2020-03-2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33B" table:formula="of:=INDEX([konyvek.$A$2:.$A$113];RAND()*110+2)" table:style-name="ce1">
            <text:p>K33B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4-19T10:53:29" table:style-name="ce10">
            <text:p>2020-04-19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3" table:formula="of:=INDEX([konyvek.$A$2:.$A$113];RAND()*110+2)" table:style-name="ce1">
            <text:p>J43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3-21T07:10:39" table:style-name="ce10">
            <text:p>2020-03-2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46" table:formula="of:=INDEX([konyvek.$A$2:.$A$113];RAND()*110+2)" table:style-name="ce1">
            <text:p>T46</text:p>
          </table:table-cell>
          <table:table-cell office:value-type="float" office:value="58" table:formula="of:=INT(RAND()*66+1)" table:style-name="ce1">
            <text:p>58</text:p>
          </table:table-cell>
          <table:table-cell office:value-type="date" office:date-value="2020-03-15T01:47:34" table:style-name="ce10">
            <text:p>2020-03-15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43B" table:formula="of:=INDEX([konyvek.$A$2:.$A$113];RAND()*110+2)" table:style-name="ce1">
            <text:p>A43B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4-02T06:03:27" table:style-name="ce10">
            <text:p>2020-04-0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32B" table:formula="of:=INDEX([konyvek.$A$2:.$A$113];RAND()*110+2)" table:style-name="ce1">
            <text:p>A32B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3-29T03:19:29" table:style-name="ce10">
            <text:p>2020-03-29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4" table:formula="of:=INDEX([konyvek.$A$2:.$A$113];RAND()*110+2)" table:style-name="ce1">
            <text:p>UK04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3-22T20:22:41" table:style-name="ce10">
            <text:p>2020-03-22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26" table:formula="of:=INDEX([konyvek.$A$2:.$A$113];RAND()*110+2)" table:style-name="ce1">
            <text:p>J26</text:p>
          </table:table-cell>
          <table:table-cell office:value-type="float" office:value="62" table:formula="of:=INT(RAND()*66+1)" table:style-name="ce1">
            <text:p>62</text:p>
          </table:table-cell>
          <table:table-cell office:value-type="date" office:date-value="2020-03-26T19:31:33" table:style-name="ce10">
            <text:p>2020-03-26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17" table:formula="of:=INDEX([konyvek.$A$2:.$A$113];RAND()*110+2)" table:style-name="ce1">
            <text:p>J17</text:p>
          </table:table-cell>
          <table:table-cell office:value-type="float" office:value="34" table:formula="of:=INT(RAND()*66+1)" table:style-name="ce1">
            <text:p>34</text:p>
          </table:table-cell>
          <table:table-cell office:value-type="date" office:date-value="2020-04-19T16:26:01" table:style-name="ce10">
            <text:p>2020-04-19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18B" table:formula="of:=INDEX([konyvek.$A$2:.$A$113];RAND()*110+2)" table:style-name="ce1">
            <text:p>S18B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3-13T08:44:45" table:style-name="ce10">
            <text:p>2020-03-13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3" table:formula="of:=INDEX([konyvek.$A$2:.$A$113];RAND()*110+2)" table:style-name="ce1">
            <text:p>UK03</text:p>
          </table:table-cell>
          <table:table-cell office:value-type="float" office:value="16" table:formula="of:=INT(RAND()*66+1)" table:style-name="ce1">
            <text:p>16</text:p>
          </table:table-cell>
          <table:table-cell office:value-type="date" office:date-value="2020-03-23T10:53:09" table:style-name="ce10">
            <text:p>2020-03-23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26" table:formula="of:=INT(RAND()*66+1)" table:style-name="ce1">
            <text:p>26</text:p>
          </table:table-cell>
          <table:table-cell office:value-type="date" office:date-value="2020-04-17T08:52:47" table:style-name="ce10">
            <text:p>2020-04-17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D07" table:formula="of:=INDEX([konyvek.$A$2:.$A$113];RAND()*110+2)" table:style-name="ce1">
            <text:p>D07</text:p>
          </table:table-cell>
          <table:table-cell office:value-type="float" office:value="1" table:formula="of:=INT(RAND()*66+1)" table:style-name="ce1">
            <text:p>1</text:p>
          </table:table-cell>
          <table:table-cell office:value-type="date" office:date-value="2020-03-24T23:41:56" table:style-name="ce10">
            <text:p>2020-03-2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4-19T05:42:58" table:style-name="ce10">
            <text:p>2020-04-19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65" table:formula="of:=INDEX([konyvek.$A$2:.$A$113];RAND()*110+2)" table:style-name="ce1">
            <text:p>T65</text:p>
          </table:table-cell>
          <table:table-cell office:value-type="float" office:value="55" table:formula="of:=INT(RAND()*66+1)" table:style-name="ce1">
            <text:p>55</text:p>
          </table:table-cell>
          <table:table-cell office:value-type="date" office:date-value="2020-03-19T11:22:36" table:style-name="ce10">
            <text:p>2020-03-19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86" table:formula="of:=INDEX([konyvek.$A$2:.$A$113];RAND()*110+2)" table:style-name="ce1">
            <text:p>A86</text:p>
          </table:table-cell>
          <table:table-cell office:value-type="float" office:value="14" table:formula="of:=INT(RAND()*66+1)" table:style-name="ce1">
            <text:p>14</text:p>
          </table:table-cell>
          <table:table-cell office:value-type="date" office:date-value="2020-04-03T21:44:04" table:style-name="ce10">
            <text:p>2020-04-03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11B" table:formula="of:=INDEX([konyvek.$A$2:.$A$113];RAND()*110+2)" table:style-name="ce1">
            <text:p>A11B</text:p>
          </table:table-cell>
          <table:table-cell office:value-type="float" office:value="26" table:formula="of:=INT(RAND()*66+1)" table:style-name="ce1">
            <text:p>26</text:p>
          </table:table-cell>
          <table:table-cell office:value-type="date" office:date-value="2020-04-17T02:11:58" table:style-name="ce10">
            <text:p>2020-04-17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24B" table:formula="of:=INDEX([konyvek.$A$2:.$A$113];RAND()*110+2)" table:style-name="ce1">
            <text:p>S24B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4-03T20:13:06" table:style-name="ce10">
            <text:p>2020-04-03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8" table:formula="of:=INDEX([konyvek.$A$2:.$A$113];RAND()*110+2)" table:style-name="ce1">
            <text:p>M28</text:p>
          </table:table-cell>
          <table:table-cell office:value-type="float" office:value="14" table:formula="of:=INT(RAND()*66+1)" table:style-name="ce1">
            <text:p>14</text:p>
          </table:table-cell>
          <table:table-cell office:value-type="date" office:date-value="2020-04-08T23:53:09" table:style-name="ce10">
            <text:p>2020-04-08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17" table:formula="of:=INDEX([konyvek.$A$2:.$A$113];RAND()*110+2)" table:style-name="ce1">
            <text:p>J17</text:p>
          </table:table-cell>
          <table:table-cell office:value-type="float" office:value="34" table:formula="of:=INT(RAND()*66+1)" table:style-name="ce1">
            <text:p>34</text:p>
          </table:table-cell>
          <table:table-cell office:value-type="date" office:date-value="2020-04-01T00:32:54" table:style-name="ce10">
            <text:p>2020-04-01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413" table:formula="of:=INDEX([konyvek.$A$2:.$A$113];RAND()*110+2)" table:style-name="ce1">
            <text:p>A413</text:p>
          </table:table-cell>
          <table:table-cell office:value-type="float" office:value="64" table:formula="of:=INT(RAND()*66+1)" table:style-name="ce1">
            <text:p>64</text:p>
          </table:table-cell>
          <table:table-cell office:value-type="date" office:date-value="2020-03-14T03:16:17" table:style-name="ce10">
            <text:p>2020-03-1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6" table:formula="of:=INDEX([konyvek.$A$2:.$A$113];RAND()*110+2)" table:style-name="ce1">
            <text:p>T46</text:p>
          </table:table-cell>
          <table:table-cell office:value-type="float" office:value="35" table:formula="of:=INT(RAND()*66+1)" table:style-name="ce1">
            <text:p>35</text:p>
          </table:table-cell>
          <table:table-cell office:value-type="date" office:date-value="2020-04-01T01:48:20" table:style-name="ce10">
            <text:p>2020-04-0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9" table:formula="of:=INDEX([konyvek.$A$2:.$A$113];RAND()*110+2)" table:style-name="ce1">
            <text:p>UK09</text:p>
          </table:table-cell>
          <table:table-cell office:value-type="float" office:value="61" table:formula="of:=INT(RAND()*66+1)" table:style-name="ce1">
            <text:p>61</text:p>
          </table:table-cell>
          <table:table-cell office:value-type="date" office:date-value="2020-04-10T04:41:08" table:style-name="ce10">
            <text:p>2020-04-10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09" table:formula="of:=INDEX([konyvek.$A$2:.$A$113];RAND()*110+2)" table:style-name="ce1">
            <text:p>M09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3-29T16:03:17" table:style-name="ce10">
            <text:p>2020-03-29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16" table:formula="of:=INDEX([konyvek.$A$2:.$A$113];RAND()*110+2)" table:style-name="ce1">
            <text:p>M16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4-19T06:08:14" table:style-name="ce10">
            <text:p>2020-04-1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45" table:formula="of:=INDEX([konyvek.$A$2:.$A$113];RAND()*110+2)" table:style-name="ce1">
            <text:p>T45</text:p>
          </table:table-cell>
          <table:table-cell office:value-type="float" office:value="56" table:formula="of:=INT(RAND()*66+1)" table:style-name="ce1">
            <text:p>56</text:p>
          </table:table-cell>
          <table:table-cell office:value-type="date" office:date-value="2020-03-24T03:22:33" table:style-name="ce10">
            <text:p>2020-03-2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8" table:formula="of:=INDEX([konyvek.$A$2:.$A$113];RAND()*110+2)" table:style-name="ce1">
            <text:p>J38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3-29T02:49:27" table:style-name="ce10">
            <text:p>2020-03-29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1" table:formula="of:=INDEX([konyvek.$A$2:.$A$113];RAND()*110+2)" table:style-name="ce1">
            <text:p>J41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4-06T02:17:27" table:style-name="ce10">
            <text:p>2020-04-0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7" table:formula="of:=INT(RAND()*66+1)" table:style-name="ce1">
            <text:p>7</text:p>
          </table:table-cell>
          <table:table-cell office:value-type="date" office:date-value="2020-03-30T00:06:27" table:style-name="ce10">
            <text:p>2020-03-30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13C" table:formula="of:=INDEX([konyvek.$A$2:.$A$113];RAND()*110+2)" table:style-name="ce1">
            <text:p>T13C</text:p>
          </table:table-cell>
          <table:table-cell office:value-type="float" office:value="65" table:formula="of:=INT(RAND()*66+1)" table:style-name="ce1">
            <text:p>65</text:p>
          </table:table-cell>
          <table:table-cell office:value-type="date" office:date-value="2020-03-18T23:55:41" table:style-name="ce10">
            <text:p>2020-03-18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6" table:formula="of:=INDEX([konyvek.$A$2:.$A$113];RAND()*110+2)" table:style-name="ce1">
            <text:p>M26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3-16T18:40:40" table:style-name="ce10">
            <text:p>2020-03-1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4-18T13:07:46" table:style-name="ce10">
            <text:p>2020-04-18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45" table:formula="of:=INDEX([konyvek.$A$2:.$A$113];RAND()*110+2)" table:style-name="ce1">
            <text:p>T45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3-17T18:28:41" table:style-name="ce10">
            <text:p>2020-03-17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40" table:formula="of:=INDEX([konyvek.$A$2:.$A$113];RAND()*110+2)" table:style-name="ce1">
            <text:p>T40</text:p>
          </table:table-cell>
          <table:table-cell office:value-type="float" office:value="45" table:formula="of:=INT(RAND()*66+1)" table:style-name="ce1">
            <text:p>45</text:p>
          </table:table-cell>
          <table:table-cell office:value-type="date" office:date-value="2020-03-17T05:40:59" table:style-name="ce10">
            <text:p>2020-03-17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6" table:formula="of:=INDEX([konyvek.$A$2:.$A$113];RAND()*110+2)" table:style-name="ce1">
            <text:p>UK06</text:p>
          </table:table-cell>
          <table:table-cell office:value-type="float" office:value="54" table:formula="of:=INT(RAND()*66+1)" table:style-name="ce1">
            <text:p>54</text:p>
          </table:table-cell>
          <table:table-cell office:value-type="date" office:date-value="2020-04-19T02:55:14" table:style-name="ce10">
            <text:p>2020-04-1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32" table:formula="of:=INDEX([konyvek.$A$2:.$A$113];RAND()*110+2)" table:style-name="ce1">
            <text:p>J32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4-05T06:15:58" table:style-name="ce10">
            <text:p>2020-04-05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1" table:formula="of:=INDEX([konyvek.$A$2:.$A$113];RAND()*110+2)" table:style-name="ce1">
            <text:p>UK01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3-23T09:33:15" table:style-name="ce10">
            <text:p>2020-03-23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86" table:formula="of:=INDEX([konyvek.$A$2:.$A$113];RAND()*110+2)" table:style-name="ce1">
            <text:p>A86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4-12T11:58:16" table:style-name="ce10">
            <text:p>2020-04-12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58" table:formula="of:=INT(RAND()*66+1)" table:style-name="ce1">
            <text:p>58</text:p>
          </table:table-cell>
          <table:table-cell office:value-type="date" office:date-value="2020-03-19T14:55:48" table:style-name="ce10">
            <text:p>2020-03-19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78B" table:formula="of:=INDEX([konyvek.$A$2:.$A$113];RAND()*110+2)" table:style-name="ce1">
            <text:p>A78B</text:p>
          </table:table-cell>
          <table:table-cell office:value-type="float" office:value="30" table:formula="of:=INT(RAND()*66+1)" table:style-name="ce1">
            <text:p>30</text:p>
          </table:table-cell>
          <table:table-cell office:value-type="date" office:date-value="2020-04-16T03:19:19" table:style-name="ce10">
            <text:p>2020-04-16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45" table:formula="of:=INDEX([konyvek.$A$2:.$A$113];RAND()*110+2)" table:style-name="ce1">
            <text:p>T45</text:p>
          </table:table-cell>
          <table:table-cell office:value-type="float" office:value="63" table:formula="of:=INT(RAND()*66+1)" table:style-name="ce1">
            <text:p>63</text:p>
          </table:table-cell>
          <table:table-cell office:value-type="date" office:date-value="2020-03-21T13:14:31" table:style-name="ce10">
            <text:p>2020-03-2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19" table:formula="of:=INDEX([konyvek.$A$2:.$A$113];RAND()*110+2)" table:style-name="ce1">
            <text:p>M19</text:p>
          </table:table-cell>
          <table:table-cell office:value-type="float" office:value="6" table:formula="of:=INT(RAND()*66+1)" table:style-name="ce1">
            <text:p>6</text:p>
          </table:table-cell>
          <table:table-cell office:value-type="date" office:date-value="2020-03-24T14:29:11" table:style-name="ce10">
            <text:p>2020-03-2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1" table:formula="of:=INDEX([konyvek.$A$2:.$A$113];RAND()*110+2)" table:style-name="ce1">
            <text:p>T31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4-02T03:19:10" table:style-name="ce10">
            <text:p>2020-04-0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D07" table:formula="of:=INDEX([konyvek.$A$2:.$A$113];RAND()*110+2)" table:style-name="ce1">
            <text:p>D07</text:p>
          </table:table-cell>
          <table:table-cell office:value-type="float" office:value="8" table:formula="of:=INT(RAND()*66+1)" table:style-name="ce1">
            <text:p>8</text:p>
          </table:table-cell>
          <table:table-cell office:value-type="date" office:date-value="2020-04-03T19:28:03" table:style-name="ce10">
            <text:p>2020-04-03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29" table:formula="of:=INDEX([konyvek.$A$2:.$A$113];RAND()*110+2)" table:style-name="ce1">
            <text:p>M29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4-15T00:32:10" table:style-name="ce10">
            <text:p>2020-04-15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58" table:formula="of:=INT(RAND()*66+1)" table:style-name="ce1">
            <text:p>58</text:p>
          </table:table-cell>
          <table:table-cell office:value-type="date" office:date-value="2020-04-02T12:26:58" table:style-name="ce10">
            <text:p>2020-04-0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8" table:formula="of:=INDEX([konyvek.$A$2:.$A$113];RAND()*110+2)" table:style-name="ce1">
            <text:p>J48</text:p>
          </table:table-cell>
          <table:table-cell office:value-type="float" office:value="50" table:formula="of:=INT(RAND()*66+1)" table:style-name="ce1">
            <text:p>50</text:p>
          </table:table-cell>
          <table:table-cell office:value-type="date" office:date-value="2020-04-17T07:15:46" table:style-name="ce10">
            <text:p>2020-04-17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31" table:formula="of:=INDEX([konyvek.$A$2:.$A$113];RAND()*110+2)" table:style-name="ce1">
            <text:p>T31</text:p>
          </table:table-cell>
          <table:table-cell office:value-type="float" office:value="30" table:formula="of:=INT(RAND()*66+1)" table:style-name="ce1">
            <text:p>30</text:p>
          </table:table-cell>
          <table:table-cell office:value-type="date" office:date-value="2020-03-15T11:20:06" table:style-name="ce10">
            <text:p>2020-03-15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26" table:formula="of:=INT(RAND()*66+1)" table:style-name="ce1">
            <text:p>26</text:p>
          </table:table-cell>
          <table:table-cell office:value-type="date" office:date-value="2020-03-31T05:29:50" table:style-name="ce10">
            <text:p>2020-03-3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6" table:formula="of:=INT(RAND()*66+1)" table:style-name="ce1">
            <text:p>6</text:p>
          </table:table-cell>
          <table:table-cell office:value-type="date" office:date-value="2020-03-13T05:27:03" table:style-name="ce10">
            <text:p>2020-03-13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86" table:formula="of:=INDEX([konyvek.$A$2:.$A$113];RAND()*110+2)" table:style-name="ce1">
            <text:p>A86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4-08T21:35:27" table:style-name="ce10">
            <text:p>2020-04-08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14C" table:formula="of:=INDEX([konyvek.$A$2:.$A$113];RAND()*110+2)" table:style-name="ce1">
            <text:p>T14C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4-12T00:03:32" table:style-name="ce10">
            <text:p>2020-04-12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4-12T15:41:47" table:style-name="ce10">
            <text:p>2020-04-12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09" table:formula="of:=INDEX([konyvek.$A$2:.$A$113];RAND()*110+2)" table:style-name="ce1">
            <text:p>M09</text:p>
          </table:table-cell>
          <table:table-cell office:value-type="float" office:value="29" table:formula="of:=INT(RAND()*66+1)" table:style-name="ce1">
            <text:p>29</text:p>
          </table:table-cell>
          <table:table-cell office:value-type="date" office:date-value="2020-03-26T14:04:52" table:style-name="ce10">
            <text:p>2020-03-2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17" table:formula="of:=INDEX([konyvek.$A$2:.$A$113];RAND()*110+2)" table:style-name="ce1">
            <text:p>J17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4-09T14:31:14" table:style-name="ce10">
            <text:p>2020-04-0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1" table:formula="of:=INDEX([konyvek.$A$2:.$A$113];RAND()*110+2)" table:style-name="ce1">
            <text:p>M21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4-14T05:05:52" table:style-name="ce10">
            <text:p>2020-04-14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8" table:formula="of:=INDEX([konyvek.$A$2:.$A$113];RAND()*110+2)" table:style-name="ce1">
            <text:p>M28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3-25T06:12:29" table:style-name="ce10">
            <text:p>2020-03-25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42" table:formula="of:=INT(RAND()*66+1)" table:style-name="ce1">
            <text:p>42</text:p>
          </table:table-cell>
          <table:table-cell office:value-type="date" office:date-value="2020-04-09T20:38:32" table:style-name="ce10">
            <text:p>2020-04-09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18B" table:formula="of:=INDEX([konyvek.$A$2:.$A$113];RAND()*110+2)" table:style-name="ce1">
            <text:p>S18B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4-19T02:51:22" table:style-name="ce10">
            <text:p>2020-04-19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11C" table:formula="of:=INDEX([konyvek.$A$2:.$A$113];RAND()*110+2)" table:style-name="ce1">
            <text:p>T11C</text:p>
          </table:table-cell>
          <table:table-cell office:value-type="float" office:value="47" table:formula="of:=INT(RAND()*66+1)" table:style-name="ce1">
            <text:p>47</text:p>
          </table:table-cell>
          <table:table-cell office:value-type="date" office:date-value="2020-04-07T06:38:18" table:style-name="ce10">
            <text:p>2020-04-07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1" table:formula="of:=INDEX([konyvek.$A$2:.$A$113];RAND()*110+2)" table:style-name="ce1">
            <text:p>J41</text:p>
          </table:table-cell>
          <table:table-cell office:value-type="float" office:value="61" table:formula="of:=INT(RAND()*66+1)" table:style-name="ce1">
            <text:p>61</text:p>
          </table:table-cell>
          <table:table-cell office:value-type="date" office:date-value="2020-03-14T16:07:17" table:style-name="ce10">
            <text:p>2020-03-1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11B" table:formula="of:=INDEX([konyvek.$A$2:.$A$113];RAND()*110+2)" table:style-name="ce1">
            <text:p>A11B</text:p>
          </table:table-cell>
          <table:table-cell office:value-type="float" office:value="43" table:formula="of:=INT(RAND()*66+1)" table:style-name="ce1">
            <text:p>43</text:p>
          </table:table-cell>
          <table:table-cell office:value-type="date" office:date-value="2020-04-02T04:28:44" table:style-name="ce10">
            <text:p>2020-04-0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10" table:formula="of:=INDEX([konyvek.$A$2:.$A$113];RAND()*110+2)" table:style-name="ce1">
            <text:p>M10</text:p>
          </table:table-cell>
          <table:table-cell office:value-type="float" office:value="8" table:formula="of:=INT(RAND()*66+1)" table:style-name="ce1">
            <text:p>8</text:p>
          </table:table-cell>
          <table:table-cell office:value-type="date" office:date-value="2020-03-30T16:57:25" table:style-name="ce10">
            <text:p>2020-03-30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43" table:formula="of:=INDEX([konyvek.$A$2:.$A$113];RAND()*110+2)" table:style-name="ce1">
            <text:p>T43</text:p>
          </table:table-cell>
          <table:table-cell office:value-type="float" office:value="5" table:formula="of:=INT(RAND()*66+1)" table:style-name="ce1">
            <text:p>5</text:p>
          </table:table-cell>
          <table:table-cell office:value-type="date" office:date-value="2020-04-08T10:33:14" table:style-name="ce10">
            <text:p>2020-04-08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9" table:formula="of:=INDEX([konyvek.$A$2:.$A$113];RAND()*110+2)" table:style-name="ce1">
            <text:p>M29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4-09T21:30:25" table:style-name="ce10">
            <text:p>2020-04-09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5" table:formula="of:=INDEX([konyvek.$A$2:.$A$113];RAND()*110+2)" table:style-name="ce1">
            <text:p>T65</text:p>
          </table:table-cell>
          <table:table-cell office:value-type="float" office:value="2" table:formula="of:=INT(RAND()*66+1)" table:style-name="ce1">
            <text:p>2</text:p>
          </table:table-cell>
          <table:table-cell office:value-type="date" office:date-value="2020-03-25T10:51:35" table:style-name="ce10">
            <text:p>2020-03-25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29" table:formula="of:=INDEX([konyvek.$A$2:.$A$113];RAND()*110+2)" table:style-name="ce1">
            <text:p>J29</text:p>
          </table:table-cell>
          <table:table-cell office:value-type="float" office:value="48" table:formula="of:=INT(RAND()*66+1)" table:style-name="ce1">
            <text:p>48</text:p>
          </table:table-cell>
          <table:table-cell office:value-type="date" office:date-value="2020-04-15T15:32:16" table:style-name="ce10">
            <text:p>2020-04-15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34" table:formula="of:=INT(RAND()*66+1)" table:style-name="ce1">
            <text:p>34</text:p>
          </table:table-cell>
          <table:table-cell office:value-type="date" office:date-value="2020-03-24T12:01:04" table:style-name="ce10">
            <text:p>2020-03-2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32" table:formula="of:=INDEX([konyvek.$A$2:.$A$113];RAND()*110+2)" table:style-name="ce1">
            <text:p>J32</text:p>
          </table:table-cell>
          <table:table-cell office:value-type="float" office:value="7" table:formula="of:=INT(RAND()*66+1)" table:style-name="ce1">
            <text:p>7</text:p>
          </table:table-cell>
          <table:table-cell office:value-type="date" office:date-value="2020-04-03T19:31:24" table:style-name="ce10">
            <text:p>2020-04-03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7" table:formula="of:=INDEX([konyvek.$A$2:.$A$113];RAND()*110+2)" table:style-name="ce1">
            <text:p>J37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4-05T19:44:51" table:style-name="ce10">
            <text:p>2020-04-05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22" table:formula="of:=INDEX([konyvek.$A$2:.$A$113];RAND()*110+2)" table:style-name="ce1">
            <text:p>T22</text:p>
          </table:table-cell>
          <table:table-cell office:value-type="float" office:value="30" table:formula="of:=INT(RAND()*66+1)" table:style-name="ce1">
            <text:p>30</text:p>
          </table:table-cell>
          <table:table-cell office:value-type="date" office:date-value="2020-03-25T02:17:57" table:style-name="ce10">
            <text:p>2020-03-25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37" table:formula="of:=INDEX([konyvek.$A$2:.$A$113];RAND()*110+2)" table:style-name="ce1">
            <text:p>J37</text:p>
          </table:table-cell>
          <table:table-cell office:value-type="float" office:value="8" table:formula="of:=INT(RAND()*66+1)" table:style-name="ce1">
            <text:p>8</text:p>
          </table:table-cell>
          <table:table-cell office:value-type="date" office:date-value="2020-04-03T15:21:12" table:style-name="ce10">
            <text:p>2020-04-03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18B" table:formula="of:=INDEX([konyvek.$A$2:.$A$113];RAND()*110+2)" table:style-name="ce1">
            <text:p>S18B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3-26T03:33:33" table:style-name="ce10">
            <text:p>2020-03-26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1" table:formula="of:=INDEX([konyvek.$A$2:.$A$113];RAND()*110+2)" table:style-name="ce1">
            <text:p>J41</text:p>
          </table:table-cell>
          <table:table-cell office:value-type="float" office:value="22" table:formula="of:=INT(RAND()*66+1)" table:style-name="ce1">
            <text:p>22</text:p>
          </table:table-cell>
          <table:table-cell office:value-type="date" office:date-value="2020-04-04T19:31:56" table:style-name="ce10">
            <text:p>2020-04-04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09" table:formula="of:=INDEX([konyvek.$A$2:.$A$113];RAND()*110+2)" table:style-name="ce1">
            <text:p>M09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3-26T08:38:36" table:style-name="ce10">
            <text:p>2020-03-2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3" table:formula="of:=INDEX([konyvek.$A$2:.$A$113];RAND()*110+2)" table:style-name="ce1">
            <text:p>T43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3-19T04:54:18" table:style-name="ce10">
            <text:p>2020-03-1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34" table:formula="of:=INDEX([konyvek.$A$2:.$A$113];RAND()*110+2)" table:style-name="ce1">
            <text:p>J34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4-06T10:31:56" table:style-name="ce10">
            <text:p>2020-04-0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8" table:formula="of:=INDEX([konyvek.$A$2:.$A$113];RAND()*110+2)" table:style-name="ce1">
            <text:p>J48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4-04T11:29:17" table:style-name="ce10">
            <text:p>2020-04-04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9" table:formula="of:=INDEX([konyvek.$A$2:.$A$113];RAND()*110+2)" table:style-name="ce1">
            <text:p>T59</text:p>
          </table:table-cell>
          <table:table-cell office:value-type="float" office:value="52" table:formula="of:=INT(RAND()*66+1)" table:style-name="ce1">
            <text:p>52</text:p>
          </table:table-cell>
          <table:table-cell office:value-type="date" office:date-value="2020-03-30T14:18:03" table:style-name="ce10">
            <text:p>2020-03-30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63" table:formula="of:=INT(RAND()*66+1)" table:style-name="ce1">
            <text:p>63</text:p>
          </table:table-cell>
          <table:table-cell office:value-type="date" office:date-value="2020-03-14T17:42:48" table:style-name="ce10">
            <text:p>2020-03-1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33B" table:formula="of:=INDEX([konyvek.$A$2:.$A$113];RAND()*110+2)" table:style-name="ce1">
            <text:p>K33B</text:p>
          </table:table-cell>
          <table:table-cell office:value-type="float" office:value="24" table:formula="of:=INT(RAND()*66+1)" table:style-name="ce1">
            <text:p>24</text:p>
          </table:table-cell>
          <table:table-cell office:value-type="date" office:date-value="2020-03-28T18:07:37" table:style-name="ce10">
            <text:p>2020-03-28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50" table:formula="of:=INDEX([konyvek.$A$2:.$A$113];RAND()*110+2)" table:style-name="ce1">
            <text:p>T50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3-27T12:18:06" table:style-name="ce10">
            <text:p>2020-03-27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13C" table:formula="of:=INDEX([konyvek.$A$2:.$A$113];RAND()*110+2)" table:style-name="ce1">
            <text:p>T13C</text:p>
          </table:table-cell>
          <table:table-cell office:value-type="float" office:value="22" table:formula="of:=INT(RAND()*66+1)" table:style-name="ce1">
            <text:p>22</text:p>
          </table:table-cell>
          <table:table-cell office:value-type="date" office:date-value="2020-04-08T04:04:22" table:style-name="ce10">
            <text:p>2020-04-08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52B" table:formula="of:=INDEX([konyvek.$A$2:.$A$113];RAND()*110+2)" table:style-name="ce1">
            <text:p>A52B</text:p>
          </table:table-cell>
          <table:table-cell office:value-type="float" office:value="1" table:formula="of:=INT(RAND()*66+1)" table:style-name="ce1">
            <text:p>1</text:p>
          </table:table-cell>
          <table:table-cell office:value-type="date" office:date-value="2020-03-26T01:03:19" table:style-name="ce10">
            <text:p>2020-03-2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46" table:formula="of:=INT(RAND()*66+1)" table:style-name="ce1">
            <text:p>46</text:p>
          </table:table-cell>
          <table:table-cell office:value-type="date" office:date-value="2020-03-22T01:15:24" table:style-name="ce10">
            <text:p>2020-03-22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6" table:formula="of:=INDEX([konyvek.$A$2:.$A$113];RAND()*110+2)" table:style-name="ce1">
            <text:p>M26</text:p>
          </table:table-cell>
          <table:table-cell office:value-type="float" office:value="16" table:formula="of:=INT(RAND()*66+1)" table:style-name="ce1">
            <text:p>16</text:p>
          </table:table-cell>
          <table:table-cell office:value-type="date" office:date-value="2020-03-20T14:37:49" table:style-name="ce10">
            <text:p>2020-03-20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15" table:formula="of:=INDEX([konyvek.$A$2:.$A$113];RAND()*110+2)" table:style-name="ce1">
            <text:p>J15</text:p>
          </table:table-cell>
          <table:table-cell office:value-type="float" office:value="18" table:formula="of:=INT(RAND()*66+1)" table:style-name="ce1">
            <text:p>18</text:p>
          </table:table-cell>
          <table:table-cell office:value-type="date" office:date-value="2020-04-02T06:27:52" table:style-name="ce10">
            <text:p>2020-04-0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1" table:formula="of:=INDEX([konyvek.$A$2:.$A$113];RAND()*110+2)" table:style-name="ce1">
            <text:p>J41</text:p>
          </table:table-cell>
          <table:table-cell office:value-type="float" office:value="50" table:formula="of:=INT(RAND()*66+1)" table:style-name="ce1">
            <text:p>50</text:p>
          </table:table-cell>
          <table:table-cell office:value-type="date" office:date-value="2020-04-14T19:59:26" table:style-name="ce10">
            <text:p>2020-04-1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7" table:formula="of:=INDEX([konyvek.$A$2:.$A$113];RAND()*110+2)" table:style-name="ce1">
            <text:p>T37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3-18T23:08:05" table:style-name="ce10">
            <text:p>2020-03-18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B32" table:formula="of:=INDEX([konyvek.$A$2:.$A$113];RAND()*110+2)" table:style-name="ce1">
            <text:p>B32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3-17T20:33:39" table:style-name="ce10">
            <text:p>2020-03-17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32" table:formula="of:=INDEX([konyvek.$A$2:.$A$113];RAND()*110+2)" table:style-name="ce1">
            <text:p>M32</text:p>
          </table:table-cell>
          <table:table-cell office:value-type="float" office:value="52" table:formula="of:=INT(RAND()*66+1)" table:style-name="ce1">
            <text:p>52</text:p>
          </table:table-cell>
          <table:table-cell office:value-type="date" office:date-value="2020-04-11T00:03:42" table:style-name="ce10">
            <text:p>2020-04-1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52B" table:formula="of:=INDEX([konyvek.$A$2:.$A$113];RAND()*110+2)" table:style-name="ce1">
            <text:p>A52B</text:p>
          </table:table-cell>
          <table:table-cell office:value-type="float" office:value="58" table:formula="of:=INT(RAND()*66+1)" table:style-name="ce1">
            <text:p>58</text:p>
          </table:table-cell>
          <table:table-cell office:value-type="date" office:date-value="2020-04-08T03:03:29" table:style-name="ce10">
            <text:p>2020-04-08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16" table:formula="of:=INDEX([konyvek.$A$2:.$A$113];RAND()*110+2)" table:style-name="ce1">
            <text:p>J16</text:p>
          </table:table-cell>
          <table:table-cell office:value-type="float" office:value="52" table:formula="of:=INT(RAND()*66+1)" table:style-name="ce1">
            <text:p>52</text:p>
          </table:table-cell>
          <table:table-cell office:value-type="date" office:date-value="2020-03-16T23:46:20" table:style-name="ce10">
            <text:p>2020-03-16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8" table:formula="of:=INDEX([konyvek.$A$2:.$A$113];RAND()*110+2)" table:style-name="ce1">
            <text:p>J48</text:p>
          </table:table-cell>
          <table:table-cell office:value-type="float" office:value="7" table:formula="of:=INT(RAND()*66+1)" table:style-name="ce1">
            <text:p>7</text:p>
          </table:table-cell>
          <table:table-cell office:value-type="date" office:date-value="2020-04-09T05:48:25" table:style-name="ce10">
            <text:p>2020-04-0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03B" table:formula="of:=INDEX([konyvek.$A$2:.$A$113];RAND()*110+2)" table:style-name="ce1">
            <text:p>M03B</text:p>
          </table:table-cell>
          <table:table-cell office:value-type="float" office:value="35" table:formula="of:=INT(RAND()*66+1)" table:style-name="ce1">
            <text:p>35</text:p>
          </table:table-cell>
          <table:table-cell office:value-type="date" office:date-value="2020-04-02T09:20:36" table:style-name="ce10">
            <text:p>2020-04-02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9" table:formula="of:=INDEX([konyvek.$A$2:.$A$113];RAND()*110+2)" table:style-name="ce1">
            <text:p>UK09</text:p>
          </table:table-cell>
          <table:table-cell office:value-type="float" office:value="48" table:formula="of:=INT(RAND()*66+1)" table:style-name="ce1">
            <text:p>48</text:p>
          </table:table-cell>
          <table:table-cell office:value-type="date" office:date-value="2020-04-10T03:30:41" table:style-name="ce10">
            <text:p>2020-04-10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0" table:formula="of:=INDEX([konyvek.$A$2:.$A$113];RAND()*110+2)" table:style-name="ce1">
            <text:p>T50</text:p>
          </table:table-cell>
          <table:table-cell office:value-type="float" office:value="63" table:formula="of:=INT(RAND()*66+1)" table:style-name="ce1">
            <text:p>63</text:p>
          </table:table-cell>
          <table:table-cell office:value-type="date" office:date-value="2020-03-14T04:21:01" table:style-name="ce10">
            <text:p>2020-03-14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18" table:formula="of:=INDEX([konyvek.$A$2:.$A$113];RAND()*110+2)" table:style-name="ce1">
            <text:p>M18</text:p>
          </table:table-cell>
          <table:table-cell office:value-type="float" office:value="26" table:formula="of:=INT(RAND()*66+1)" table:style-name="ce1">
            <text:p>26</text:p>
          </table:table-cell>
          <table:table-cell office:value-type="date" office:date-value="2020-04-08T05:49:39" table:style-name="ce10">
            <text:p>2020-04-08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1" table:formula="of:=INDEX([konyvek.$A$2:.$A$113];RAND()*110+2)" table:style-name="ce1">
            <text:p>T61</text:p>
          </table:table-cell>
          <table:table-cell office:value-type="float" office:value="32" table:formula="of:=INT(RAND()*66+1)" table:style-name="ce1">
            <text:p>32</text:p>
          </table:table-cell>
          <table:table-cell office:value-type="date" office:date-value="2020-03-16T22:19:38" table:style-name="ce10">
            <text:p>2020-03-1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11B" table:formula="of:=INDEX([konyvek.$A$2:.$A$113];RAND()*110+2)" table:style-name="ce1">
            <text:p>A11B</text:p>
          </table:table-cell>
          <table:table-cell office:value-type="float" office:value="4" table:formula="of:=INT(RAND()*66+1)" table:style-name="ce1">
            <text:p>4</text:p>
          </table:table-cell>
          <table:table-cell office:value-type="date" office:date-value="2020-04-11T00:35:37" table:style-name="ce10">
            <text:p>2020-04-11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16" table:formula="of:=INDEX([konyvek.$A$2:.$A$113];RAND()*110+2)" table:style-name="ce1">
            <text:p>M16</text:p>
          </table:table-cell>
          <table:table-cell office:value-type="float" office:value="54" table:formula="of:=INT(RAND()*66+1)" table:style-name="ce1">
            <text:p>54</text:p>
          </table:table-cell>
          <table:table-cell office:value-type="date" office:date-value="2020-04-07T06:40:46" table:style-name="ce10">
            <text:p>2020-04-07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05B" table:formula="of:=INDEX([konyvek.$A$2:.$A$113];RAND()*110+2)" table:style-name="ce1">
            <text:p>K05B</text:p>
          </table:table-cell>
          <table:table-cell office:value-type="float" office:value="46" table:formula="of:=INT(RAND()*66+1)" table:style-name="ce1">
            <text:p>46</text:p>
          </table:table-cell>
          <table:table-cell office:value-type="date" office:date-value="2020-04-04T12:52:34" table:style-name="ce10">
            <text:p>2020-04-0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6" table:formula="of:=INDEX([konyvek.$A$2:.$A$113];RAND()*110+2)" table:style-name="ce1">
            <text:p>J36</text:p>
          </table:table-cell>
          <table:table-cell office:value-type="float" office:value="54" table:formula="of:=INT(RAND()*66+1)" table:style-name="ce1">
            <text:p>54</text:p>
          </table:table-cell>
          <table:table-cell office:value-type="date" office:date-value="2020-04-14T00:35:26" table:style-name="ce10">
            <text:p>2020-04-14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38" table:formula="of:=INDEX([konyvek.$A$2:.$A$113];RAND()*110+2)" table:style-name="ce1">
            <text:p>J38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3-20T11:30:37" table:style-name="ce10">
            <text:p>2020-03-20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41B" table:formula="of:=INDEX([konyvek.$A$2:.$A$113];RAND()*110+2)" table:style-name="ce1">
            <text:p>T41B</text:p>
          </table:table-cell>
          <table:table-cell office:value-type="float" office:value="6" table:formula="of:=INT(RAND()*66+1)" table:style-name="ce1">
            <text:p>6</text:p>
          </table:table-cell>
          <table:table-cell office:value-type="date" office:date-value="2020-03-13T12:42:37" table:style-name="ce10">
            <text:p>2020-03-13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23" table:formula="of:=INDEX([konyvek.$A$2:.$A$113];RAND()*110+2)" table:style-name="ce1">
            <text:p>M23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3-31T00:13:00" table:style-name="ce10">
            <text:p>2020-03-3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56" table:formula="of:=INT(RAND()*66+1)" table:style-name="ce1">
            <text:p>56</text:p>
          </table:table-cell>
          <table:table-cell office:value-type="date" office:date-value="2020-04-09T06:50:19" table:style-name="ce10">
            <text:p>2020-04-0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09" table:formula="of:=INDEX([konyvek.$A$2:.$A$113];RAND()*110+2)" table:style-name="ce1">
            <text:p>M09</text:p>
          </table:table-cell>
          <table:table-cell office:value-type="float" office:value="16" table:formula="of:=INT(RAND()*66+1)" table:style-name="ce1">
            <text:p>16</text:p>
          </table:table-cell>
          <table:table-cell office:value-type="date" office:date-value="2020-04-04T11:02:53" table:style-name="ce10">
            <text:p>2020-04-0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3-25T18:01:14" table:style-name="ce10">
            <text:p>2020-03-25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07J" table:formula="of:=INDEX([konyvek.$A$2:.$A$113];RAND()*110+2)" table:style-name="ce1">
            <text:p>K07J</text:p>
          </table:table-cell>
          <table:table-cell office:value-type="float" office:value="23" table:formula="of:=INT(RAND()*66+1)" table:style-name="ce1">
            <text:p>23</text:p>
          </table:table-cell>
          <table:table-cell office:value-type="date" office:date-value="2020-03-29T02:24:24" table:style-name="ce10">
            <text:p>2020-03-29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3" table:formula="of:=INDEX([konyvek.$A$2:.$A$113];RAND()*110+2)" table:style-name="ce1">
            <text:p>UK03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3-14T13:07:32" table:style-name="ce10">
            <text:p>2020-03-1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2" table:formula="of:=INDEX([konyvek.$A$2:.$A$113];RAND()*110+2)" table:style-name="ce1">
            <text:p>T22</text:p>
          </table:table-cell>
          <table:table-cell office:value-type="float" office:value="11" table:formula="of:=INT(RAND()*66+1)" table:style-name="ce1">
            <text:p>11</text:p>
          </table:table-cell>
          <table:table-cell office:value-type="date" office:date-value="2020-04-01T16:09:26" table:style-name="ce10">
            <text:p>2020-04-0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55" table:formula="of:=INT(RAND()*66+1)" table:style-name="ce1">
            <text:p>55</text:p>
          </table:table-cell>
          <table:table-cell office:value-type="date" office:date-value="2020-03-15T07:20:17" table:style-name="ce10">
            <text:p>2020-03-15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38" table:formula="of:=INDEX([konyvek.$A$2:.$A$113];RAND()*110+2)" table:style-name="ce1">
            <text:p>T38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3-31T03:03:54" table:style-name="ce10">
            <text:p>2020-03-3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6" table:formula="of:=INDEX([konyvek.$A$2:.$A$113];RAND()*110+2)" table:style-name="ce1">
            <text:p>UK06</text:p>
          </table:table-cell>
          <table:table-cell office:value-type="float" office:value="25" table:formula="of:=INT(RAND()*66+1)" table:style-name="ce1">
            <text:p>25</text:p>
          </table:table-cell>
          <table:table-cell office:value-type="date" office:date-value="2020-04-06T14:44:31" table:style-name="ce10">
            <text:p>2020-04-0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5" table:formula="of:=INDEX([konyvek.$A$2:.$A$113];RAND()*110+2)" table:style-name="ce1">
            <text:p>T55</text:p>
          </table:table-cell>
          <table:table-cell office:value-type="float" office:value="4" table:formula="of:=INT(RAND()*66+1)" table:style-name="ce1">
            <text:p>4</text:p>
          </table:table-cell>
          <table:table-cell office:value-type="date" office:date-value="2020-04-01T18:04:48" table:style-name="ce10">
            <text:p>2020-04-01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31" table:formula="of:=INDEX([konyvek.$A$2:.$A$113];RAND()*110+2)" table:style-name="ce1">
            <text:p>M31</text:p>
          </table:table-cell>
          <table:table-cell office:value-type="float" office:value="61" table:formula="of:=INT(RAND()*66+1)" table:style-name="ce1">
            <text:p>61</text:p>
          </table:table-cell>
          <table:table-cell office:value-type="date" office:date-value="2020-04-06T18:56:40" table:style-name="ce10">
            <text:p>2020-04-0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9" table:formula="of:=INDEX([konyvek.$A$2:.$A$113];RAND()*110+2)" table:style-name="ce1">
            <text:p>T49</text:p>
          </table:table-cell>
          <table:table-cell office:value-type="float" office:value="13" table:formula="of:=INT(RAND()*66+1)" table:style-name="ce1">
            <text:p>13</text:p>
          </table:table-cell>
          <table:table-cell office:value-type="date" office:date-value="2020-03-31T15:18:01" table:style-name="ce10">
            <text:p>2020-03-3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4" table:formula="of:=INDEX([konyvek.$A$2:.$A$113];RAND()*110+2)" table:style-name="ce1">
            <text:p>UK04</text:p>
          </table:table-cell>
          <table:table-cell office:value-type="float" office:value="62" table:formula="of:=INT(RAND()*66+1)" table:style-name="ce1">
            <text:p>62</text:p>
          </table:table-cell>
          <table:table-cell office:value-type="date" office:date-value="2020-04-14T18:23:02" table:style-name="ce10">
            <text:p>2020-04-1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11C" table:formula="of:=INDEX([konyvek.$A$2:.$A$113];RAND()*110+2)" table:style-name="ce1">
            <text:p>T11C</text:p>
          </table:table-cell>
          <table:table-cell office:value-type="float" office:value="61" table:formula="of:=INT(RAND()*66+1)" table:style-name="ce1">
            <text:p>61</text:p>
          </table:table-cell>
          <table:table-cell office:value-type="date" office:date-value="2020-04-03T21:20:59" table:style-name="ce10">
            <text:p>2020-04-03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03B" table:formula="of:=INDEX([konyvek.$A$2:.$A$113];RAND()*110+2)" table:style-name="ce1">
            <text:p>M03B</text:p>
          </table:table-cell>
          <table:table-cell office:value-type="float" office:value="16" table:formula="of:=INT(RAND()*66+1)" table:style-name="ce1">
            <text:p>16</text:p>
          </table:table-cell>
          <table:table-cell office:value-type="date" office:date-value="2020-03-21T07:31:42" table:style-name="ce10">
            <text:p>2020-03-21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2" table:formula="of:=INDEX([konyvek.$A$2:.$A$113];RAND()*110+2)" table:style-name="ce1">
            <text:p>T22</text:p>
          </table:table-cell>
          <table:table-cell office:value-type="float" office:value="48" table:formula="of:=INT(RAND()*66+1)" table:style-name="ce1">
            <text:p>48</text:p>
          </table:table-cell>
          <table:table-cell office:value-type="date" office:date-value="2020-03-20T18:29:08" table:style-name="ce10">
            <text:p>2020-03-20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4-03T05:25:04" table:style-name="ce10">
            <text:p>2020-04-03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23A" table:formula="of:=INDEX([konyvek.$A$2:.$A$113];RAND()*110+2)" table:style-name="ce1">
            <text:p>T23A</text:p>
          </table:table-cell>
          <table:table-cell office:value-type="float" office:value="28" table:formula="of:=INT(RAND()*66+1)" table:style-name="ce1">
            <text:p>28</text:p>
          </table:table-cell>
          <table:table-cell office:value-type="date" office:date-value="2020-04-02T13:57:06" table:style-name="ce10">
            <text:p>2020-04-0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2" table:formula="of:=INDEX([konyvek.$A$2:.$A$113];RAND()*110+2)" table:style-name="ce1">
            <text:p>T22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3-17T04:30:00" table:style-name="ce10">
            <text:p>2020-03-17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49" table:formula="of:=INDEX([konyvek.$A$2:.$A$113];RAND()*110+2)" table:style-name="ce1">
            <text:p>T49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4-10T21:59:38" table:style-name="ce10">
            <text:p>2020-04-10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6" table:formula="of:=INDEX([konyvek.$A$2:.$A$113];RAND()*110+2)" table:style-name="ce1">
            <text:p>T36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4-10T20:44:35" table:style-name="ce10">
            <text:p>2020-04-10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21" table:formula="of:=INDEX([konyvek.$A$2:.$A$113];RAND()*110+2)" table:style-name="ce1">
            <text:p>M21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3-31T12:10:06" table:style-name="ce10">
            <text:p>2020-03-31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5" table:formula="of:=INDEX([konyvek.$A$2:.$A$113];RAND()*110+2)" table:style-name="ce1">
            <text:p>J45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3-19T19:12:05" table:style-name="ce10">
            <text:p>2020-03-19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1" table:formula="of:=INDEX([konyvek.$A$2:.$A$113];RAND()*110+2)" table:style-name="ce1">
            <text:p>T61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4-11T11:21:20" table:style-name="ce10">
            <text:p>2020-04-11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40" table:formula="of:=INDEX([konyvek.$A$2:.$A$113];RAND()*110+2)" table:style-name="ce1">
            <text:p>K40</text:p>
          </table:table-cell>
          <table:table-cell office:value-type="float" office:value="17" table:formula="of:=INT(RAND()*66+1)" table:style-name="ce1">
            <text:p>17</text:p>
          </table:table-cell>
          <table:table-cell office:value-type="date" office:date-value="2020-04-08T16:04:07" table:style-name="ce10">
            <text:p>2020-04-08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1" table:formula="of:=INDEX([konyvek.$A$2:.$A$113];RAND()*110+2)" table:style-name="ce1">
            <text:p>T31</text:p>
          </table:table-cell>
          <table:table-cell office:value-type="float" office:value="22" table:formula="of:=INT(RAND()*66+1)" table:style-name="ce1">
            <text:p>22</text:p>
          </table:table-cell>
          <table:table-cell office:value-type="date" office:date-value="2020-03-19T05:50:49" table:style-name="ce10">
            <text:p>2020-03-19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34" table:formula="of:=INDEX([konyvek.$A$2:.$A$113];RAND()*110+2)" table:style-name="ce1">
            <text:p>T34</text:p>
          </table:table-cell>
          <table:table-cell office:value-type="float" office:value="54" table:formula="of:=INT(RAND()*66+1)" table:style-name="ce1">
            <text:p>54</text:p>
          </table:table-cell>
          <table:table-cell office:value-type="date" office:date-value="2020-03-29T06:50:49" table:style-name="ce10">
            <text:p>2020-03-2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9" table:formula="of:=INDEX([konyvek.$A$2:.$A$113];RAND()*110+2)" table:style-name="ce1">
            <text:p>UK09</text:p>
          </table:table-cell>
          <table:table-cell office:value-type="float" office:value="62" table:formula="of:=INT(RAND()*66+1)" table:style-name="ce1">
            <text:p>62</text:p>
          </table:table-cell>
          <table:table-cell office:value-type="date" office:date-value="2020-03-30T19:39:58" table:style-name="ce10">
            <text:p>2020-03-30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6" table:formula="of:=INDEX([konyvek.$A$2:.$A$113];RAND()*110+2)" table:style-name="ce1">
            <text:p>J46</text:p>
          </table:table-cell>
          <table:table-cell office:value-type="float" office:value="33" table:formula="of:=INT(RAND()*66+1)" table:style-name="ce1">
            <text:p>33</text:p>
          </table:table-cell>
          <table:table-cell office:value-type="date" office:date-value="2020-04-14T00:48:44" table:style-name="ce10">
            <text:p>2020-04-1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17" table:formula="of:=INDEX([konyvek.$A$2:.$A$113];RAND()*110+2)" table:style-name="ce1">
            <text:p>J17</text:p>
          </table:table-cell>
          <table:table-cell office:value-type="float" office:value="60" table:formula="of:=INT(RAND()*66+1)" table:style-name="ce1">
            <text:p>60</text:p>
          </table:table-cell>
          <table:table-cell office:value-type="date" office:date-value="2020-04-18T18:22:05" table:style-name="ce10">
            <text:p>2020-04-18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4-05T07:40:20" table:style-name="ce10">
            <text:p>2020-04-05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28" table:formula="of:=INDEX([konyvek.$A$2:.$A$113];RAND()*110+2)" table:style-name="ce1">
            <text:p>M28</text:p>
          </table:table-cell>
          <table:table-cell office:value-type="float" office:value="1" table:formula="of:=INT(RAND()*66+1)" table:style-name="ce1">
            <text:p>1</text:p>
          </table:table-cell>
          <table:table-cell office:value-type="date" office:date-value="2020-03-28T18:02:26" table:style-name="ce10">
            <text:p>2020-03-28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59" table:formula="of:=INT(RAND()*66+1)" table:style-name="ce1">
            <text:p>59</text:p>
          </table:table-cell>
          <table:table-cell office:value-type="date" office:date-value="2020-03-16T05:17:58" table:style-name="ce10">
            <text:p>2020-03-16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3-17T18:53:18" table:style-name="ce10">
            <text:p>2020-03-17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5" table:formula="of:=INDEX([konyvek.$A$2:.$A$113];RAND()*110+2)" table:style-name="ce1">
            <text:p>T45</text:p>
          </table:table-cell>
          <table:table-cell office:value-type="float" office:value="50" table:formula="of:=INT(RAND()*66+1)" table:style-name="ce1">
            <text:p>50</text:p>
          </table:table-cell>
          <table:table-cell office:value-type="date" office:date-value="2020-04-08T13:06:49" table:style-name="ce10">
            <text:p>2020-04-08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32" table:formula="of:=INDEX([konyvek.$A$2:.$A$113];RAND()*110+2)" table:style-name="ce1">
            <text:p>M32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3-19T17:29:34" table:style-name="ce10">
            <text:p>2020-03-1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27" table:formula="of:=INDEX([konyvek.$A$2:.$A$113];RAND()*110+2)" table:style-name="ce1">
            <text:p>J27</text:p>
          </table:table-cell>
          <table:table-cell office:value-type="float" office:value="7" table:formula="of:=INT(RAND()*66+1)" table:style-name="ce1">
            <text:p>7</text:p>
          </table:table-cell>
          <table:table-cell office:value-type="date" office:date-value="2020-03-14T07:29:13" table:style-name="ce10">
            <text:p>2020-03-1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6" table:formula="of:=INDEX([konyvek.$A$2:.$A$113];RAND()*110+2)" table:style-name="ce1">
            <text:p>T36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4-11T13:03:55" table:style-name="ce10">
            <text:p>2020-04-11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611" table:formula="of:=INDEX([konyvek.$A$2:.$A$113];RAND()*110+2)" table:style-name="ce1">
            <text:p>A611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3-26T04:19:12" table:style-name="ce10">
            <text:p>2020-03-26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39" table:formula="of:=INDEX([konyvek.$A$2:.$A$113];RAND()*110+2)" table:style-name="ce1">
            <text:p>T39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4-03T08:47:21" table:style-name="ce10">
            <text:p>2020-04-03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5" table:formula="of:=INDEX([konyvek.$A$2:.$A$113];RAND()*110+2)" table:style-name="ce1">
            <text:p>J45</text:p>
          </table:table-cell>
          <table:table-cell office:value-type="float" office:value="30" table:formula="of:=INT(RAND()*66+1)" table:style-name="ce1">
            <text:p>30</text:p>
          </table:table-cell>
          <table:table-cell office:value-type="date" office:date-value="2020-03-22T03:21:28" table:style-name="ce10">
            <text:p>2020-03-2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7" table:formula="of:=INDEX([konyvek.$A$2:.$A$113];RAND()*110+2)" table:style-name="ce1">
            <text:p>T37</text:p>
          </table:table-cell>
          <table:table-cell office:value-type="float" office:value="48" table:formula="of:=INT(RAND()*66+1)" table:style-name="ce1">
            <text:p>48</text:p>
          </table:table-cell>
          <table:table-cell office:value-type="date" office:date-value="2020-04-13T00:16:03" table:style-name="ce10">
            <text:p>2020-04-13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3" table:formula="of:=INDEX([konyvek.$A$2:.$A$113];RAND()*110+2)" table:style-name="ce1">
            <text:p>UK03</text:p>
          </table:table-cell>
          <table:table-cell office:value-type="float" office:value="6" table:formula="of:=INT(RAND()*66+1)" table:style-name="ce1">
            <text:p>6</text:p>
          </table:table-cell>
          <table:table-cell office:value-type="date" office:date-value="2020-04-13T03:43:57" table:style-name="ce10">
            <text:p>2020-04-13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7" table:formula="of:=INT(RAND()*66+1)" table:style-name="ce1">
            <text:p>7</text:p>
          </table:table-cell>
          <table:table-cell office:value-type="date" office:date-value="2020-03-31T05:37:25" table:style-name="ce10">
            <text:p>2020-03-3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11" table:formula="of:=INT(RAND()*66+1)" table:style-name="ce1">
            <text:p>11</text:p>
          </table:table-cell>
          <table:table-cell office:value-type="date" office:date-value="2020-04-14T04:45:07" table:style-name="ce10">
            <text:p>2020-04-1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41" table:formula="of:=INDEX([konyvek.$A$2:.$A$113];RAND()*110+2)" table:style-name="ce1">
            <text:p>K41</text:p>
          </table:table-cell>
          <table:table-cell office:value-type="float" office:value="40" table:formula="of:=INT(RAND()*66+1)" table:style-name="ce1">
            <text:p>40</text:p>
          </table:table-cell>
          <table:table-cell office:value-type="date" office:date-value="2020-04-09T22:25:16" table:style-name="ce10">
            <text:p>2020-04-09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4-07T01:42:27" table:style-name="ce10">
            <text:p>2020-04-07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UK01" table:formula="of:=INDEX([konyvek.$A$2:.$A$113];RAND()*110+2)" table:style-name="ce1">
            <text:p>UK01</text:p>
          </table:table-cell>
          <table:table-cell office:value-type="float" office:value="51" table:formula="of:=INT(RAND()*66+1)" table:style-name="ce1">
            <text:p>51</text:p>
          </table:table-cell>
          <table:table-cell office:value-type="date" office:date-value="2020-03-27T19:32:35" table:style-name="ce10">
            <text:p>2020-03-27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611" table:formula="of:=INDEX([konyvek.$A$2:.$A$113];RAND()*110+2)" table:style-name="ce1">
            <text:p>A611</text:p>
          </table:table-cell>
          <table:table-cell office:value-type="float" office:value="36" table:formula="of:=INT(RAND()*66+1)" table:style-name="ce1">
            <text:p>36</text:p>
          </table:table-cell>
          <table:table-cell office:value-type="date" office:date-value="2020-03-15T08:57:13" table:style-name="ce10">
            <text:p>2020-03-15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05E" table:formula="of:=INDEX([konyvek.$A$2:.$A$113];RAND()*110+2)" table:style-name="ce1">
            <text:p>T05E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3-15T16:02:12" table:style-name="ce10">
            <text:p>2020-03-15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UK07" table:formula="of:=INDEX([konyvek.$A$2:.$A$113];RAND()*110+2)" table:style-name="ce1">
            <text:p>UK07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3-27T20:13:27" table:style-name="ce10">
            <text:p>2020-03-27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16" table:formula="of:=INDEX([konyvek.$A$2:.$A$113];RAND()*110+2)" table:style-name="ce1">
            <text:p>J16</text:p>
          </table:table-cell>
          <table:table-cell office:value-type="float" office:value="44" table:formula="of:=INT(RAND()*66+1)" table:style-name="ce1">
            <text:p>44</text:p>
          </table:table-cell>
          <table:table-cell office:value-type="date" office:date-value="2020-03-27T11:11:45" table:style-name="ce10">
            <text:p>2020-03-27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05B" table:formula="of:=INDEX([konyvek.$A$2:.$A$113];RAND()*110+2)" table:style-name="ce1">
            <text:p>K05B</text:p>
          </table:table-cell>
          <table:table-cell office:value-type="float" office:value="45" table:formula="of:=INT(RAND()*66+1)" table:style-name="ce1">
            <text:p>45</text:p>
          </table:table-cell>
          <table:table-cell office:value-type="date" office:date-value="2020-03-24T08:28:32" table:style-name="ce10">
            <text:p>2020-03-2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A611" table:formula="of:=INDEX([konyvek.$A$2:.$A$113];RAND()*110+2)" table:style-name="ce1">
            <text:p>A611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3-30T04:50:01" table:style-name="ce10">
            <text:p>2020-03-30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0" table:formula="of:=INDEX([konyvek.$A$2:.$A$113];RAND()*110+2)" table:style-name="ce1">
            <text:p>J30</text:p>
          </table:table-cell>
          <table:table-cell office:value-type="float" office:value="52" table:formula="of:=INT(RAND()*66+1)" table:style-name="ce1">
            <text:p>52</text:p>
          </table:table-cell>
          <table:table-cell office:value-type="date" office:date-value="2020-04-17T18:27:39" table:style-name="ce10">
            <text:p>2020-04-17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51B" table:formula="of:=INDEX([konyvek.$A$2:.$A$113];RAND()*110+2)" table:style-name="ce1">
            <text:p>A51B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3-15T14:25:36" table:style-name="ce10">
            <text:p>2020-03-15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11B" table:formula="of:=INDEX([konyvek.$A$2:.$A$113];RAND()*110+2)" table:style-name="ce1">
            <text:p>A11B</text:p>
          </table:table-cell>
          <table:table-cell office:value-type="float" office:value="29" table:formula="of:=INT(RAND()*66+1)" table:style-name="ce1">
            <text:p>29</text:p>
          </table:table-cell>
          <table:table-cell office:value-type="date" office:date-value="2020-03-18T22:17:40" table:style-name="ce10">
            <text:p>2020-03-18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J31" table:formula="of:=INDEX([konyvek.$A$2:.$A$113];RAND()*110+2)" table:style-name="ce1">
            <text:p>J31</text:p>
          </table:table-cell>
          <table:table-cell office:value-type="float" office:value="11" table:formula="of:=INT(RAND()*66+1)" table:style-name="ce1">
            <text:p>11</text:p>
          </table:table-cell>
          <table:table-cell office:value-type="date" office:date-value="2020-03-22T09:08:52" table:style-name="ce10">
            <text:p>2020-03-22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4-16T07:31:44" table:style-name="ce10">
            <text:p>2020-04-16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30" table:formula="of:=INDEX([konyvek.$A$2:.$A$113];RAND()*110+2)" table:style-name="ce1">
            <text:p>J30</text:p>
          </table:table-cell>
          <table:table-cell office:value-type="float" office:value="64" table:formula="of:=INT(RAND()*66+1)" table:style-name="ce1">
            <text:p>64</text:p>
          </table:table-cell>
          <table:table-cell office:value-type="date" office:date-value="2020-04-11T14:19:12" table:style-name="ce10">
            <text:p>2020-04-11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48" table:formula="of:=INDEX([konyvek.$A$2:.$A$113];RAND()*110+2)" table:style-name="ce1">
            <text:p>J48</text:p>
          </table:table-cell>
          <table:table-cell office:value-type="float" office:value="37" table:formula="of:=INT(RAND()*66+1)" table:style-name="ce1">
            <text:p>37</text:p>
          </table:table-cell>
          <table:table-cell office:value-type="date" office:date-value="2020-03-18T03:21:13" table:style-name="ce10">
            <text:p>2020-03-18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46" table:formula="of:=INDEX([konyvek.$A$2:.$A$113];RAND()*110+2)" table:style-name="ce1">
            <text:p>T46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4-18T03:39:45" table:style-name="ce10">
            <text:p>2020-04-18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12" table:formula="of:=INDEX([konyvek.$A$2:.$A$113];RAND()*110+2)" table:style-name="ce1">
            <text:p>M12</text:p>
          </table:table-cell>
          <table:table-cell office:value-type="float" office:value="15" table:formula="of:=INT(RAND()*66+1)" table:style-name="ce1">
            <text:p>15</text:p>
          </table:table-cell>
          <table:table-cell office:value-type="date" office:date-value="2020-03-14T22:49:10" table:style-name="ce10">
            <text:p>2020-03-1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35" table:formula="of:=INT(RAND()*66+1)" table:style-name="ce1">
            <text:p>35</text:p>
          </table:table-cell>
          <table:table-cell office:value-type="date" office:date-value="2020-03-18T23:48:08" table:style-name="ce10">
            <text:p>2020-03-18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51B" table:formula="of:=INDEX([konyvek.$A$2:.$A$113];RAND()*110+2)" table:style-name="ce1">
            <text:p>A51B</text:p>
          </table:table-cell>
          <table:table-cell office:value-type="float" office:value="34" table:formula="of:=INT(RAND()*66+1)" table:style-name="ce1">
            <text:p>34</text:p>
          </table:table-cell>
          <table:table-cell office:value-type="date" office:date-value="2020-04-13T10:16:36" table:style-name="ce10">
            <text:p>2020-04-13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32" table:formula="of:=INDEX([konyvek.$A$2:.$A$113];RAND()*110+2)" table:style-name="ce1">
            <text:p>M32</text:p>
          </table:table-cell>
          <table:table-cell office:value-type="float" office:value="27" table:formula="of:=INT(RAND()*66+1)" table:style-name="ce1">
            <text:p>27</text:p>
          </table:table-cell>
          <table:table-cell office:value-type="date" office:date-value="2020-03-14T07:05:37" table:style-name="ce10">
            <text:p>2020-03-14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S47" table:formula="of:=INDEX([konyvek.$A$2:.$A$113];RAND()*110+2)" table:style-name="ce1">
            <text:p>S47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4-15T14:31:13" table:style-name="ce10">
            <text:p>2020-04-15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26" table:formula="of:=INDEX([konyvek.$A$2:.$A$113];RAND()*110+2)" table:style-name="ce1">
            <text:p>M26</text:p>
          </table:table-cell>
          <table:table-cell office:value-type="float" office:value="66" table:formula="of:=INT(RAND()*66+1)" table:style-name="ce1">
            <text:p>66</text:p>
          </table:table-cell>
          <table:table-cell office:value-type="date" office:date-value="2020-04-16T04:05:32" table:style-name="ce10">
            <text:p>2020-04-1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38" table:formula="of:=INT(RAND()*66+1)" table:style-name="ce1">
            <text:p>38</text:p>
          </table:table-cell>
          <table:table-cell office:value-type="date" office:date-value="2020-04-09T11:38:51" table:style-name="ce10">
            <text:p>2020-04-09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7" table:formula="of:=INDEX([konyvek.$A$2:.$A$113];RAND()*110+2)" table:style-name="ce1">
            <text:p>T37</text:p>
          </table:table-cell>
          <table:table-cell office:value-type="float" office:value="9" table:formula="of:=INT(RAND()*66+1)" table:style-name="ce1">
            <text:p>9</text:p>
          </table:table-cell>
          <table:table-cell office:value-type="date" office:date-value="2020-04-03T09:07:17" table:style-name="ce10">
            <text:p>2020-04-03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9" table:formula="of:=INDEX([konyvek.$A$2:.$A$113];RAND()*110+2)" table:style-name="ce1">
            <text:p>M29</text:p>
          </table:table-cell>
          <table:table-cell office:value-type="float" office:value="11" table:formula="of:=INT(RAND()*66+1)" table:style-name="ce1">
            <text:p>11</text:p>
          </table:table-cell>
          <table:table-cell office:value-type="date" office:date-value="2020-04-16T02:59:48" table:style-name="ce10">
            <text:p>2020-04-16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36" table:formula="of:=INDEX([konyvek.$A$2:.$A$113];RAND()*110+2)" table:style-name="ce1">
            <text:p>J36</text:p>
          </table:table-cell>
          <table:table-cell office:value-type="float" office:value="29" table:formula="of:=INT(RAND()*66+1)" table:style-name="ce1">
            <text:p>29</text:p>
          </table:table-cell>
          <table:table-cell office:value-type="date" office:date-value="2020-03-15T14:46:37" table:style-name="ce10">
            <text:p>2020-03-15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J44" table:formula="of:=INDEX([konyvek.$A$2:.$A$113];RAND()*110+2)" table:style-name="ce1">
            <text:p>J44</text:p>
          </table:table-cell>
          <table:table-cell office:value-type="float" office:value="23" table:formula="of:=INT(RAND()*66+1)" table:style-name="ce1">
            <text:p>23</text:p>
          </table:table-cell>
          <table:table-cell office:value-type="date" office:date-value="2020-04-02T08:47:33" table:style-name="ce10">
            <text:p>2020-04-0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25B" table:formula="of:=INDEX([konyvek.$A$2:.$A$113];RAND()*110+2)" table:style-name="ce1">
            <text:p>T25B</text:p>
          </table:table-cell>
          <table:table-cell office:value-type="float" office:value="42" table:formula="of:=INT(RAND()*66+1)" table:style-name="ce1">
            <text:p>42</text:p>
          </table:table-cell>
          <table:table-cell office:value-type="date" office:date-value="2020-04-03T13:23:14" table:style-name="ce10">
            <text:p>2020-04-03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M19" table:formula="of:=INDEX([konyvek.$A$2:.$A$113];RAND()*110+2)" table:style-name="ce1">
            <text:p>M19</text:p>
          </table:table-cell>
          <table:table-cell office:value-type="float" office:value="31" table:formula="of:=INT(RAND()*66+1)" table:style-name="ce1">
            <text:p>31</text:p>
          </table:table-cell>
          <table:table-cell office:value-type="date" office:date-value="2020-03-26T10:45:09" table:style-name="ce10">
            <text:p>2020-03-2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UK02" table:formula="of:=INDEX([konyvek.$A$2:.$A$113];RAND()*110+2)" table:style-name="ce1">
            <text:p>UK02</text:p>
          </table:table-cell>
          <table:table-cell office:value-type="float" office:value="53" table:formula="of:=INT(RAND()*66+1)" table:style-name="ce1">
            <text:p>53</text:p>
          </table:table-cell>
          <table:table-cell office:value-type="date" office:date-value="2020-04-13T15:30:41" table:style-name="ce10">
            <text:p>2020-04-13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41B" table:formula="of:=INDEX([konyvek.$A$2:.$A$113];RAND()*110+2)" table:style-name="ce1">
            <text:p>T41B</text:p>
          </table:table-cell>
          <table:table-cell office:value-type="float" office:value="7" table:formula="of:=INT(RAND()*66+1)" table:style-name="ce1">
            <text:p>7</text:p>
          </table:table-cell>
          <table:table-cell office:value-type="date" office:date-value="2020-04-05T21:57:24" table:style-name="ce10">
            <text:p>2020-04-05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A43B" table:formula="of:=INDEX([konyvek.$A$2:.$A$113];RAND()*110+2)" table:style-name="ce1">
            <text:p>A43B</text:p>
          </table:table-cell>
          <table:table-cell office:value-type="float" office:value="39" table:formula="of:=INT(RAND()*66+1)" table:style-name="ce1">
            <text:p>39</text:p>
          </table:table-cell>
          <table:table-cell office:value-type="date" office:date-value="2020-04-03T18:14:34" table:style-name="ce10">
            <text:p>2020-04-03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A52B" table:formula="of:=INDEX([konyvek.$A$2:.$A$113];RAND()*110+2)" table:style-name="ce1">
            <text:p>A52B</text:p>
          </table:table-cell>
          <table:table-cell office:value-type="float" office:value="10" table:formula="of:=INT(RAND()*66+1)" table:style-name="ce1">
            <text:p>10</text:p>
          </table:table-cell>
          <table:table-cell office:value-type="date" office:date-value="2020-03-29T17:07:31" table:style-name="ce10">
            <text:p>2020-03-2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58" table:formula="of:=INT(RAND()*66+1)" table:style-name="ce1">
            <text:p>58</text:p>
          </table:table-cell>
          <table:table-cell office:value-type="date" office:date-value="2020-03-14T04:45:52" table:style-name="ce10">
            <text:p>2020-03-14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64" table:formula="of:=INDEX([konyvek.$A$2:.$A$113];RAND()*110+2)" table:style-name="ce1">
            <text:p>T64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4-16T12:40:10" table:style-name="ce10">
            <text:p>2020-04-16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67" table:formula="of:=INDEX([konyvek.$A$2:.$A$113];RAND()*110+2)" table:style-name="ce1">
            <text:p>T67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4-02T14:52:13" table:style-name="ce10">
            <text:p>2020-04-02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20" table:formula="of:=INT(RAND()*66+1)" table:style-name="ce1">
            <text:p>20</text:p>
          </table:table-cell>
          <table:table-cell office:value-type="date" office:date-value="2020-04-09T14:05:04" table:style-name="ce10">
            <text:p>2020-04-09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5" table:formula="of:=INDEX([konyvek.$A$2:.$A$113];RAND()*110+2)" table:style-name="ce1">
            <text:p>T55</text:p>
          </table:table-cell>
          <table:table-cell office:value-type="float" office:value="30" table:formula="of:=INT(RAND()*66+1)" table:style-name="ce1">
            <text:p>30</text:p>
          </table:table-cell>
          <table:table-cell office:value-type="date" office:date-value="2020-04-19T09:13:04" table:style-name="ce10">
            <text:p>2020-04-19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B32" table:formula="of:=INDEX([konyvek.$A$2:.$A$113];RAND()*110+2)" table:style-name="ce1">
            <text:p>B32</text:p>
          </table:table-cell>
          <table:table-cell office:value-type="float" office:value="1" table:formula="of:=INT(RAND()*66+1)" table:style-name="ce1">
            <text:p>1</text:p>
          </table:table-cell>
          <table:table-cell office:value-type="date" office:date-value="2020-03-14T00:24:20" table:style-name="ce10">
            <text:p>2020-03-1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48" table:formula="of:=INDEX([konyvek.$A$2:.$A$113];RAND()*110+2)" table:style-name="ce1">
            <text:p>S48</text:p>
          </table:table-cell>
          <table:table-cell office:value-type="float" office:value="57" table:formula="of:=INT(RAND()*66+1)" table:style-name="ce1">
            <text:p>57</text:p>
          </table:table-cell>
          <table:table-cell office:value-type="date" office:date-value="2020-04-06T09:47:42" table:style-name="ce10">
            <text:p>2020-04-06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D07" table:formula="of:=INDEX([konyvek.$A$2:.$A$113];RAND()*110+2)" table:style-name="ce1">
            <text:p>D07</text:p>
          </table:table-cell>
          <table:table-cell office:value-type="float" office:value="14" table:formula="of:=INT(RAND()*66+1)" table:style-name="ce1">
            <text:p>14</text:p>
          </table:table-cell>
          <table:table-cell office:value-type="date" office:date-value="2020-04-02T14:19:19" table:style-name="ce10">
            <text:p>2020-04-02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49" table:formula="of:=INT(RAND()*66+1)" table:style-name="ce1">
            <text:p>49</text:p>
          </table:table-cell>
          <table:table-cell office:value-type="date" office:date-value="2020-04-04T10:01:17" table:style-name="ce10">
            <text:p>2020-04-0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J15" table:formula="of:=INDEX([konyvek.$A$2:.$A$113];RAND()*110+2)" table:style-name="ce1">
            <text:p>J15</text:p>
          </table:table-cell>
          <table:table-cell office:value-type="float" office:value="1" table:formula="of:=INT(RAND()*66+1)" table:style-name="ce1">
            <text:p>1</text:p>
          </table:table-cell>
          <table:table-cell office:value-type="date" office:date-value="2020-04-13T18:41:21" table:style-name="ce10">
            <text:p>2020-04-13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S18B" table:formula="of:=INDEX([konyvek.$A$2:.$A$113];RAND()*110+2)" table:style-name="ce1">
            <text:p>S18B</text:p>
          </table:table-cell>
          <table:table-cell office:value-type="float" office:value="41" table:formula="of:=INT(RAND()*66+1)" table:style-name="ce1">
            <text:p>41</text:p>
          </table:table-cell>
          <table:table-cell office:value-type="date" office:date-value="2020-03-20T06:36:08" table:style-name="ce10">
            <text:p>2020-03-20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T51" table:formula="of:=INDEX([konyvek.$A$2:.$A$113];RAND()*110+2)" table:style-name="ce1">
            <text:p>T51</text:p>
          </table:table-cell>
          <table:table-cell office:value-type="float" office:value="25" table:formula="of:=INT(RAND()*66+1)" table:style-name="ce1">
            <text:p>25</text:p>
          </table:table-cell>
          <table:table-cell office:value-type="date" office:date-value="2020-03-20T13:51:43" table:style-name="ce10">
            <text:p>2020-03-20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03B" table:formula="of:=INDEX([konyvek.$A$2:.$A$113];RAND()*110+2)" table:style-name="ce1">
            <text:p>K03B</text:p>
          </table:table-cell>
          <table:table-cell office:value-type="float" office:value="19" table:formula="of:=INT(RAND()*66+1)" table:style-name="ce1">
            <text:p>19</text:p>
          </table:table-cell>
          <table:table-cell office:value-type="date" office:date-value="2020-03-14T01:14:26" table:style-name="ce10">
            <text:p>2020-03-14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T61" table:formula="of:=INDEX([konyvek.$A$2:.$A$113];RAND()*110+2)" table:style-name="ce1">
            <text:p>T61</text:p>
          </table:table-cell>
          <table:table-cell office:value-type="float" office:value="58" table:formula="of:=INT(RAND()*66+1)" table:style-name="ce1">
            <text:p>58</text:p>
          </table:table-cell>
          <table:table-cell office:value-type="date" office:date-value="2020-03-30T02:20:17" table:style-name="ce10">
            <text:p>2020-03-30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M16" table:formula="of:=INDEX([konyvek.$A$2:.$A$113];RAND()*110+2)" table:style-name="ce1">
            <text:p>M16</text:p>
          </table:table-cell>
          <table:table-cell office:value-type="float" office:value="12" table:formula="of:=INT(RAND()*66+1)" table:style-name="ce1">
            <text:p>12</text:p>
          </table:table-cell>
          <table:table-cell office:value-type="date" office:date-value="2020-04-17T06:17:21" table:style-name="ce10">
            <text:p>2020-04-17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10" table:formula="of:=INDEX([konyvek.$A$2:.$A$113];RAND()*110+2)" table:style-name="ce1">
            <text:p>M10</text:p>
          </table:table-cell>
          <table:table-cell office:value-type="float" office:value="40" table:formula="of:=INT(RAND()*66+1)" table:style-name="ce1">
            <text:p>40</text:p>
          </table:table-cell>
          <table:table-cell office:value-type="date" office:date-value="2020-03-16T19:22:38" table:style-name="ce10">
            <text:p>2020-03-1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K33B" table:formula="of:=INDEX([konyvek.$A$2:.$A$113];RAND()*110+2)" table:style-name="ce1">
            <text:p>K33B</text:p>
          </table:table-cell>
          <table:table-cell office:value-type="float" office:value="54" table:formula="of:=INT(RAND()*66+1)" table:style-name="ce1">
            <text:p>54</text:p>
          </table:table-cell>
          <table:table-cell office:value-type="date" office:date-value="2020-04-01T05:27:07" table:style-name="ce10">
            <text:p>2020-04-01</text:p>
          </table:table-cell>
          <table:table-cell office:value-type="float" office:value="1" table:formula="of:=INT(RAND()*3)+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office:string-value="M28" table:formula="of:=INDEX([konyvek.$A$2:.$A$113];RAND()*110+2)" table:style-name="ce1">
            <text:p>M28</text:p>
          </table:table-cell>
          <table:table-cell office:value-type="float" office:value="16" table:formula="of:=INT(RAND()*66+1)" table:style-name="ce1">
            <text:p>16</text:p>
          </table:table-cell>
          <table:table-cell office:value-type="date" office:date-value="2020-04-16T20:35:20" table:style-name="ce10">
            <text:p>2020-04-16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office:string-value="S47" table:formula="of:=INDEX([konyvek.$A$2:.$A$113];RAND()*110+2)" table:style-name="ce1">
            <text:p>S47</text:p>
          </table:table-cell>
          <table:table-cell office:value-type="float" office:value="38" table:formula="of:=INT(RAND()*66+1)" table:style-name="ce1">
            <text:p>38</text:p>
          </table:table-cell>
          <table:table-cell office:value-type="date" office:date-value="2020-04-16T00:39:44" table:style-name="ce10">
            <text:p>2020-04-16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36" table:formula="of:=INDEX([konyvek.$A$2:.$A$113];RAND()*110+2)" table:style-name="ce1">
            <text:p>T36</text:p>
          </table:table-cell>
          <table:table-cell office:value-type="float" office:value="21" table:formula="of:=INT(RAND()*66+1)" table:style-name="ce1">
            <text:p>21</text:p>
          </table:table-cell>
          <table:table-cell office:value-type="date" office:date-value="2020-04-02T19:04:42" table:style-name="ce10">
            <text:p>2020-04-02</text:p>
          </table:table-cell>
          <table:table-cell office:value-type="float" office:value="3" table:formula="of:=INT(RAND()*3)+1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office:string-value="T58" table:formula="of:=INDEX([konyvek.$A$2:.$A$113];RAND()*110+2)" table:style-name="ce1">
            <text:p>T58</text:p>
          </table:table-cell>
          <table:table-cell office:value-type="float" office:value="3" table:formula="of:=INT(RAND()*66+1)" table:style-name="ce1">
            <text:p>3</text:p>
          </table:table-cell>
          <table:table-cell office:value-type="date" office:date-value="2020-03-25T17:43:20" table:style-name="ce10">
            <text:p>2020-03-25</text:p>
          </table:table-cell>
          <table:table-cell office:value-type="float" office:value="2" table:formula="of:=INT(RAND()*3)+1" table:style-name="ce1">
            <text:p>2</text:p>
          </table:table-cell>
          <table:table-cell table:number-columns-repeated="16380"/>
        </table:table-row>
        <table:table-row table:number-rows-repeated="1048365" table:style-name="ro1">
          <table:table-cell table:number-columns-repeated="16384"/>
        </table:table-row>
      </table:table>
      <table:database-ranges>
        <table:database-range table:target-range-address="konyvek.A1:konyvek.F113" table:name="__Anonymous_Sheet_DB__0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Oldal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anyi</dc:creator>
    <dc:date>2020-04-20T14:14:32Z</dc:date>
    <meta:editing-cycles>6</meta:editing-cycles>
    <meta:editing-duration>PT1694S</meta:editing-duration>
  </office:meta>
</office:document-meta>
</file>